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4.svm" manifest:media-type=""/>
  <manifest:file-entry manifest:full-path="Pictures/TablePreview43.svm" manifest:media-type=""/>
  <manifest:file-entry manifest:full-path="Pictures/TablePreview42.svm" manifest:media-type=""/>
  <manifest:file-entry manifest:full-path="Pictures/TablePreview41.svm" manifest:media-type=""/>
  <manifest:file-entry manifest:full-path="Pictures/TablePreview40.svm" manifest:media-type=""/>
  <manifest:file-entry manifest:full-path="Pictures/TablePreview37.svm" manifest:media-type=""/>
  <manifest:file-entry manifest:full-path="Pictures/TablePreview12.svm" manifest:media-type=""/>
  <manifest:file-entry manifest:full-path="Pictures/TablePreview39.svm" manifest:media-type=""/>
  <manifest:file-entry manifest:full-path="Pictures/TablePreview14.svm" manifest:media-type=""/>
  <manifest:file-entry manifest:full-path="Pictures/TablePreview38.svm" manifest:media-type=""/>
  <manifest:file-entry manifest:full-path="Pictures/TablePreview13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45.svm" manifest:media-type=""/>
  <manifest:file-entry manifest:full-path="Pictures/TablePreview20.svm" manifest:media-type=""/>
  <manifest:file-entry manifest:full-path="Pictures/TablePreview46.svm" manifest:media-type=""/>
  <manifest:file-entry manifest:full-path="Pictures/TablePreview21.svm" manifest:media-type=""/>
  <manifest:file-entry manifest:full-path="Pictures/TablePreview47.svm" manifest:media-type=""/>
  <manifest:file-entry manifest:full-path="Pictures/TablePreview22.svm" manifest:media-type=""/>
  <manifest:file-entry manifest:full-path="Pictures/TablePreview48.svm" manifest:media-type=""/>
  <manifest:file-entry manifest:full-path="Pictures/TablePreview23.svm" manifest:media-type=""/>
  <manifest:file-entry manifest:full-path="Pictures/TablePreview49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10.svm" manifest:media-type=""/>
  <manifest:file-entry manifest:full-path="Pictures/TablePreview35.svm" manifest:media-type=""/>
  <manifest:file-entry manifest:full-path="Pictures/TablePreview11.svm" manifest:media-type=""/>
  <manifest:file-entry manifest:full-path="Pictures/TablePreview36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niversalis ADF Std Cond" svg:font-family="'Universalis ADF Std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85006" draw:fill="gradient" draw:fill-color="#d4711a" draw:fill-gradient-name="Gradient_20_3" draw:textarea-horizontal-align="justify" draw:textarea-vertical-align="middle" draw:auto-grow-height="false" fo:min-height="1.008cm" fo:min-width="3.363cm"/>
    </style:style>
    <style:style style:name="gr2" style:family="graphic" style:parent-style-name="standard">
      <style:graphic-properties svg:stroke-color="#985006" draw:fill="gradient" draw:fill-color="#d4711a" draw:fill-gradient-name="Gradient_20_4" draw:textarea-horizontal-align="justify" draw:textarea-vertical-align="middle" draw:auto-grow-height="false" fo:min-height="1.008cm" fo:min-width="3.363cm"/>
    </style:style>
    <style:style style:name="gr3" style:family="graphic" style:parent-style-name="standard">
      <style:graphic-properties svg:stroke-color="#985006" draw:fill="gradient" draw:fill-color="#d4711a" draw:fill-gradient-name="Gradient_20_5" draw:textarea-horizontal-align="justify" draw:textarea-vertical-align="middle" draw:auto-grow-height="false" fo:min-height="1.008cm" fo:min-width="3.363cm"/>
    </style:style>
    <style:style style:name="gr4" style:family="graphic" style:parent-style-name="standard">
      <style:graphic-properties svg:stroke-color="#985006" draw:fill="gradient" draw:fill-color="#d4711a" draw:fill-gradient-name="Gradient_20_6" draw:textarea-horizontal-align="justify" draw:textarea-vertical-align="middle" draw:auto-grow-height="false" fo:min-height="1.008cm" fo:min-width="3.363cm"/>
    </style:style>
    <style:style style:name="gr5" style:family="graphic" style:parent-style-name="standard">
      <style:graphic-properties svg:stroke-color="#985006" draw:fill="gradient" draw:fill-color="#d4711a" draw:fill-gradient-name="Gradient_20_7" draw:textarea-horizontal-align="justify" draw:textarea-vertical-align="middle" draw:auto-grow-height="false" fo:min-height="1.008cm" fo:min-width="3.363cm"/>
    </style:style>
    <style:style style:name="gr6" style:family="graphic" style:parent-style-name="standard">
      <style:graphic-properties svg:stroke-color="#985006" draw:fill="gradient" draw:fill-color="#d4711a" draw:fill-gradient-name="Gradient_20_8" draw:textarea-horizontal-align="justify" draw:textarea-vertical-align="middle" draw:auto-grow-height="false" fo:min-height="1.008cm" fo:min-width="3.363cm"/>
    </style:style>
    <style:style style:name="gr7" style:family="graphic" style:parent-style-name="standard">
      <style:graphic-properties svg:stroke-color="#985006" draw:fill="gradient" draw:fill-color="#d4711a" draw:fill-gradient-name="Gradient_20_9" draw:textarea-horizontal-align="justify" draw:textarea-vertical-align="middle" draw:auto-grow-height="false" fo:min-height="1.008cm" fo:min-width="3.363cm"/>
    </style:style>
    <style:style style:name="gr8" style:family="graphic" style:parent-style-name="standard">
      <style:graphic-properties svg:stroke-color="#985006" draw:fill="gradient" draw:fill-color="#d4711a" draw:fill-gradient-name="Gradient_20_10" draw:textarea-horizontal-align="justify" draw:textarea-vertical-align="middle" draw:auto-grow-height="false" fo:min-height="1.008cm" fo:min-width="3.363cm"/>
    </style:style>
    <style:style style:name="gr9" style:family="graphic" style:parent-style-name="standard">
      <style:graphic-properties draw:stroke="none" draw:fill="gradient" draw:fill-color="#666666" draw:fill-gradient-name="Gradient_20_13" draw:textarea-horizontal-align="justify" draw:textarea-vertical-align="middle" draw:auto-grow-height="false" fo:min-height="0.109cm" fo:min-width="0.601cm"/>
    </style:style>
    <style:style style:name="gr10" style:family="graphic" style:parent-style-name="standard">
      <style:graphic-properties draw:stroke="solid" svg:stroke-width="0.053cm" svg:stroke-color="#985006" draw:marker-start-width="0.279cm" draw:marker-end-width="0.279cm" draw:fill="gradient" draw:fill-color="#f79448" draw:fill-gradient-name="Gradient_20_2" draw:textarea-horizontal-align="justify" draw:textarea-vertical-align="middle" draw:auto-grow-height="false" fo:min-height="2.138cm" fo:min-width="6.942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gradient" draw:fill-color="#666666" draw:fill-gradient-name="Gradient_20_14" draw:textarea-horizontal-align="justify" draw:textarea-vertical-align="middle" draw:auto-grow-height="false" fo:min-height="0.446cm" fo:min-width="1.637cm"/>
    </style:style>
    <style:style style:name="gr12" style:family="graphic" style:parent-style-name="standard">
      <style:graphic-properties draw:stroke="none" draw:fill="solid" draw:fill-color="#c06616" draw:textarea-horizontal-align="justify" draw:textarea-vertical-align="middle" draw:auto-grow-height="false" fo:min-height="0.107cm" fo:min-width="0.354cm" draw:shadow="hidden"/>
    </style:style>
    <style:style style:name="gr13" style:family="graphic" style:parent-style-name="standard">
      <style:graphic-properties svg:stroke-color="#000000" draw:marker-end="Rounded_20_short_20_Arrow" draw:fill-color="#000000" draw:textarea-vertical-align="middle" draw:shadow="hidden"/>
    </style:style>
    <style:style style:name="gr14" style:family="graphic" style:parent-style-name="standard">
      <style:graphic-properties svg:stroke-color="#000000" draw:marker-end="Arrow" draw:fill-color="#000000" draw:textarea-vertical-align="middle" draw:shadow="hidden"/>
    </style:style>
    <style:style style:name="gr15" style:family="graphic" style:parent-style-name="standard">
      <style:graphic-properties draw:stroke="none" svg:stroke-color="#985006" draw:fill-color="#c06616" draw:textarea-horizontal-align="justify" draw:textarea-vertical-align="middle" draw:auto-grow-height="false" fo:min-height="1.401cm" fo:min-width="1.151cm"/>
    </style:style>
    <style:style style:name="gr16" style:family="graphic" style:parent-style-name="standard">
      <style:graphic-properties draw:stroke="none" draw:fill-color="#faa61a" draw:textarea-horizontal-align="justify" draw:textarea-vertical-align="middle" draw:auto-grow-height="false" fo:min-height="0.004cm" fo:min-width="1.151cm"/>
    </style:style>
    <style:style style:name="gr17" style:family="graphic" style:parent-style-name="standard">
      <style:graphic-properties svg:stroke-color="#000000" draw:marker-end="Arrow" draw:textarea-vertical-align="middle"/>
    </style:style>
    <style:style style:name="gr18" style:family="graphic" style:parent-style-name="standard">
      <style:graphic-properties svg:stroke-color="#000000" draw:fill="none" draw:fill-color="#f79448" draw:textarea-vertical-align="middle" draw:auto-grow-height="false" fo:min-height="14.45cm" fo:min-width="0cm"/>
    </style:style>
    <style:style style:name="gr19" style:family="graphic" style:parent-style-name="standard">
      <style:graphic-properties draw:stroke="none" svg:stroke-color="#985006" draw:fill="none" draw:fill-color="#f79448" fo:min-height="0.911cm"/>
    </style:style>
    <style:style style:name="gr20" style:family="graphic" style:parent-style-name="standard">
      <style:graphic-properties draw:stroke="none" svg:stroke-color="#985006" draw:fill="none" draw:fill-color="#f79448" fo:min-height="0.912cm"/>
    </style:style>
    <style:style style:name="gr21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2.671cm" fo:min-width="4.072cm"/>
    </style:style>
    <style:style style:name="gr22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2.671cm" fo:min-width="4.072cm"/>
    </style:style>
    <style:style style:name="gr23" style:family="graphic" style:parent-style-name="standard">
      <style:graphic-properties svg:stroke-color="#985006" draw:fill-color="#985006" draw:textarea-horizontal-align="justify" draw:textarea-vertical-align="middle" draw:auto-grow-height="false" fo:min-height="0.512cm" fo:min-width="4.072cm"/>
    </style:style>
    <style:style style:name="gr24" style:family="graphic" style:parent-style-name="standard">
      <style:graphic-properties svg:stroke-color="#985006" draw:fill="none" draw:fill-color="#f79448" draw:textarea-vertical-align="middle" draw:auto-grow-height="false" fo:min-height="2.51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1cm" fo:min-width="2.572cm"/>
    </style:style>
    <style:style style:name="gr26" style:family="graphic" style:parent-style-name="standard">
      <style:graphic-properties draw:stroke="none" svg:stroke-color="#000000" draw:fill="none" draw:fill-color="#ffffff" fo:min-height="0.911cm"/>
    </style:style>
    <style:style style:name="gr27" style:family="graphic" style:parent-style-name="standard">
      <style:graphic-properties draw:stroke="none" svg:stroke-color="#000000" draw:fill="none" draw:fill-color="#ffffff" fo:min-height="0.746cm"/>
    </style:style>
    <style:style style:name="gr28" style:family="graphic" style:parent-style-name="standard">
      <style:graphic-properties svg:stroke-color="#985006" draw:fill="none" draw:fill-color="#f79448" draw:textarea-vertical-align="middle" draw:auto-grow-height="false" fo:min-height="16.768cm" fo:min-width="0.8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30" style:family="graphic" style:parent-style-name="standard">
      <style:graphic-properties svg:stroke-color="#985006" draw:marker-end="" draw:fill-color="#f79448" draw:textarea-vertical-align="middle"/>
    </style:style>
    <style:style style:name="gr31" style:family="graphic" style:parent-style-name="standard">
      <style:graphic-properties svg:stroke-color="#985006" draw:fill-color="#f79448" draw:textarea-vertical-align="middle"/>
    </style:style>
    <style:style style:name="gr32" style:family="graphic" style:parent-style-name="standard">
      <style:graphic-properties draw:stroke="none" svg:stroke-color="#985006" draw:fill="none" draw:fill-color="#f79448" fo:min-height="5.791cm"/>
    </style:style>
    <style:style style:name="gr33" style:family="graphic" style:parent-style-name="objectwithoutfill">
      <style:graphic-properties svg:stroke-color="#985006" draw:fill="none" draw:fill-color="#f79448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cm"/>
    </style:style>
    <style:style style:name="gr35" style:family="graphic" style:parent-style-name="standard">
      <style:graphic-properties draw:stroke="none" draw:fill="none" fo:min-height="0.4cm"/>
    </style:style>
    <style:style style:name="gr36" style:family="graphic" style:parent-style-name="standard">
      <style:graphic-properties draw:stroke="solid" svg:stroke-color="#f9a870" draw:fill-color="#f9a870" draw:textarea-horizontal-align="justify" draw:textarea-vertical-align="middle" draw:auto-grow-height="false" fo:min-height="0.512cm" fo:min-width="1.913cm"/>
    </style:style>
    <style:style style:name="gr37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svg:stroke-color="#985006" draw:fill="none" draw:fill-color="#f79448" draw:textarea-vertical-align="middle" draw:auto-grow-height="false" fo:min-height="5.988cm" fo:min-width="0cm"/>
    </style:style>
    <style:style style:name="gr39" style:family="graphic" style:parent-style-name="standard">
      <style:graphic-properties draw:stroke="none" draw:fill="none" fo:min-height="0.709cm"/>
    </style:style>
    <style:style style:name="gr40" style:family="graphic" style:parent-style-name="standard">
      <style:graphic-properties draw:stroke="none" draw:fill-color="#f79448" draw:textarea-horizontal-align="justify" draw:textarea-vertical-align="middle" draw:auto-grow-height="false" fo:min-height="0.004cm" fo:min-width="0cm"/>
    </style:style>
    <style:style style:name="gr41" style:family="graphic" style:parent-style-name="standard">
      <style:graphic-properties svg:stroke-color="#985006" draw:fill="none" draw:fill-color="#f79448" draw:textarea-vertical-align="middle" draw:auto-grow-height="false" fo:min-height="6.379cm" fo:min-width="0.262cm"/>
    </style:style>
    <style:style style:name="gr42" style:family="graphic" style:parent-style-name="standard">
      <style:graphic-properties draw:stroke="none" draw:fill="none" fo:min-height="0.512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0.258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solid" svg:stroke-color="#000000" draw:fill-color="#f9a870" draw:textarea-horizontal-align="justify" draw:textarea-vertical-align="middle" draw:auto-grow-height="false" fo:min-height="0.512cm" fo:min-width="0.262cm"/>
    </style:style>
    <style:style style:name="gr46" style:family="graphic" style:parent-style-name="standard">
      <style:graphic-properties draw:stroke="none" draw:fill="none" fo:min-height="0.468cm"/>
    </style:style>
    <style:style style:name="co1" style:family="table-column">
      <style:table-column-properties style:column-width="2.447cm" style:use-optimal-column-width="false"/>
    </style:style>
    <style:style style:name="co2" style:family="table-column">
      <style:table-column-properties style:column-width="2.449cm" style:use-optimal-column-width="false"/>
    </style:style>
    <style:style style:name="co3" style:family="table-column">
      <style:table-column-properties style:column-width="2.485cm" style:use-optimal-column-width="false"/>
    </style:style>
    <style:style style:name="co4" style:family="table-column">
      <style:table-column-properties style:column-width="2.436cm" style:use-optimal-column-width="false"/>
    </style:style>
    <style:style style:name="ro1" style:family="table-row">
      <style:table-row-properties style:row-height="0.765cm"/>
    </style:style>
    <style:style style:name="ro2" style:family="table-row">
      <style:table-row-properties style:row-height="0.734cm"/>
    </style:style>
    <style:style style:name="ro3" style:family="table-row">
      <style:table-row-properties style:row-height="0.783cm"/>
    </style:style>
    <style:style style:name="ro4" style:family="table-row">
      <style:table-row-properties style:row-height="0.782cm"/>
    </style:style>
    <style:style style:name="ce1" style:family="table-cell">
      <loext:graphic-properties draw:fill-color="#f79448"/>
      <style:paragraph-properties fo:text-align="center" fo:border="0.57pt solid #ffffff"/>
      <style:text-properties fo:color="#000000" style:font-name="Helvetica" fo:font-size="10pt" style:font-size-asian="10pt" style:font-size-complex="10pt"/>
    </style:style>
    <style:style style:name="ce2" style:family="table-cell">
      <loext:graphic-properties draw:fill-color="#f79448"/>
      <style:paragraph-properties fo:text-align="center" fo:border="0.57pt solid #ffffff"/>
      <style:text-properties fo:color="#000000" style:font-name="Helvetica" fo:font-size="14pt" style:font-size-asian="14pt" style:font-size-complex="14pt"/>
    </style:style>
    <style:style style:name="P1" style:family="paragraph">
      <loext:graphic-properties draw:fill="gradient" draw:fill-color="#d4711a" draw:fill-gradient-name="Gradient_20_3"/>
      <style:paragraph-properties fo:text-align="center"/>
    </style:style>
    <style:style style:name="P2" style:family="paragraph">
      <loext:graphic-properties draw:fill="gradient" draw:fill-color="#d4711a" draw:fill-gradient-name="Gradient_20_4"/>
      <style:paragraph-properties fo:text-align="center"/>
    </style:style>
    <style:style style:name="P3" style:family="paragraph">
      <loext:graphic-properties draw:fill="gradient" draw:fill-color="#d4711a" draw:fill-gradient-name="Gradient_20_5"/>
      <style:paragraph-properties fo:text-align="center"/>
    </style:style>
    <style:style style:name="P4" style:family="paragraph">
      <loext:graphic-properties draw:fill="gradient" draw:fill-color="#d4711a" draw:fill-gradient-name="Gradient_20_6"/>
      <style:paragraph-properties fo:text-align="center"/>
    </style:style>
    <style:style style:name="P5" style:family="paragraph">
      <loext:graphic-properties draw:fill="gradient" draw:fill-color="#d4711a" draw:fill-gradient-name="Gradient_20_7"/>
      <style:paragraph-properties fo:text-align="center"/>
    </style:style>
    <style:style style:name="P6" style:family="paragraph">
      <loext:graphic-properties draw:fill="gradient" draw:fill-color="#d4711a" draw:fill-gradient-name="Gradient_20_8"/>
      <style:paragraph-properties fo:text-align="center"/>
    </style:style>
    <style:style style:name="P7" style:family="paragraph">
      <loext:graphic-properties draw:fill="gradient" draw:fill-color="#d4711a" draw:fill-gradient-name="Gradient_20_9"/>
      <style:paragraph-properties fo:text-align="center"/>
    </style:style>
    <style:style style:name="P8" style:family="paragraph">
      <loext:graphic-properties draw:fill="gradient" draw:fill-color="#d4711a" draw:fill-gradient-name="Gradient_20_10"/>
      <style:paragraph-properties fo:text-align="center"/>
    </style:style>
    <style:style style:name="P9" style:family="paragraph">
      <loext:graphic-properties draw:fill="gradient" draw:fill-color="#666666" draw:fill-gradient-name="Gradient_20_13"/>
      <style:paragraph-properties fo:text-align="center"/>
    </style:style>
    <style:style style:name="P10" style:family="paragraph">
      <loext:graphic-properties draw:fill="gradient" draw:fill-color="#f79448" draw:fill-gradient-name="Gradient_20_2"/>
      <style:paragraph-properties fo:text-align="center"/>
    </style:style>
    <style:style style:name="P11" style:family="paragraph">
      <loext:graphic-properties draw:fill="gradient" draw:fill-color="#666666" draw:fill-gradient-name="Gradient_20_14"/>
      <style:paragraph-properties fo:text-align="center"/>
    </style:style>
    <style:style style:name="P12" style:family="paragraph">
      <loext:graphic-properties draw:fill="solid" draw:fill-color="#c06616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c06616"/>
      <style:paragraph-properties fo:text-align="center"/>
    </style:style>
    <style:style style:name="P15" style:family="paragraph">
      <loext:graphic-properties draw:fill-color="#faa61a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79448"/>
      <style:paragraph-properties fo:text-align="center"/>
    </style:style>
    <style:style style:name="P18" style:family="paragraph">
      <loext:graphic-properties draw:fill="none" draw:fill-color="#f79448"/>
      <style:text-properties style:font-name="Helvetica"/>
    </style:style>
    <style:style style:name="P19" style:family="paragraph">
      <loext:graphic-properties draw:fill="none" draw:fill-color="#f79448"/>
    </style:style>
    <style:style style:name="P20" style:family="paragraph">
      <loext:graphic-properties draw:fill-color="#f79448"/>
      <style:paragraph-properties fo:text-align="center"/>
      <style:text-properties style:font-name="Helvetica"/>
    </style:style>
    <style:style style:name="P21" style:family="paragraph">
      <loext:graphic-properties draw:fill-color="#f79448"/>
      <style:paragraph-properties fo:text-align="center"/>
      <style:text-properties style:font-name="Universalis ADF Std Cond"/>
    </style:style>
    <style:style style:name="P22" style:family="paragraph">
      <loext:graphic-properties draw:fill-color="#985006"/>
      <style:paragraph-properties fo:text-align="center"/>
      <style:text-properties fo:color="#ffffff" style:font-name="Helvetica"/>
    </style:style>
    <style:style style:name="P23" style:family="paragraph">
      <loext:graphic-properties draw:fill="none" draw:fill-color="#ffffff"/>
      <style:text-properties style:font-name="Helvetica"/>
    </style:style>
    <style:style style:name="P24" style:family="paragraph">
      <loext:graphic-properties draw:fill="none" draw:fill-color="#ffffff"/>
      <style:text-properties style:font-name="Universalis ADF Std Cond"/>
    </style:style>
    <style:style style:name="P25" style:family="paragraph">
      <loext:graphic-properties draw:fill-color="#f79448"/>
      <style:paragraph-properties fo:text-align="center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 draw:fill-color="#f79448"/>
      <style:paragraph-properties fo:margin-top="0.42cm" fo:margin-bottom="0.35cm"/>
      <style:text-properties style:font-name="Helvetica" fo:font-size="16pt" style:font-size-asian="14pt" style:font-size-complex="14pt"/>
    </style:style>
    <style:style style:name="P28" style:family="paragraph">
      <style:paragraph-properties fo:text-align="center"/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text-properties style:font-name="Helvetica" fo:font-size="10pt" style:font-size-asian="10pt" style:font-size-complex="10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-color="#f9a870"/>
      <style:paragraph-properties fo:text-align="center"/>
      <style:text-properties style:font-name="Helvetica" fo:font-size="10pt" style:font-size-asian="10pt" style:font-size-complex="10pt"/>
    </style:style>
    <style:style style:name="P32" style:family="paragraph">
      <loext:graphic-properties draw:fill="none"/>
    </style:style>
    <style:style style:name="P33" style:family="paragraph"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text-properties fo:font-size="14pt" style:font-size-asian="14pt" style:font-size-complex="14pt"/>
    </style:style>
    <style:style style:name="P35" style:family="paragraph">
      <loext:graphic-properties draw:fill-color="#f9a870"/>
      <style:paragraph-properties fo:text-align="center"/>
    </style:style>
    <style:style style:name="T1" style:family="text">
      <style:text-properties style:font-name="Helvetica"/>
    </style:style>
    <style:style style:name="T2" style:family="text">
      <style:text-properties fo:color="#ffffff" style:font-name="Helvetica"/>
    </style:style>
    <style:style style:name="T3" style:family="text">
      <style:text-properties style:font-name="Universalis ADF Std Cond"/>
    </style:style>
    <style:style style:name="T4" style:family="text">
      <style:text-properties style:font-name="Helvetica" fo:font-size="16pt" fo:font-weight="bold" style:font-size-asian="14pt" style:font-weight-asian="bold" style:font-size-complex="14pt" style:font-weight-complex="bold"/>
    </style:style>
    <style:style style:name="T5" style:family="text">
      <style:text-properties style:font-name="Helvetica" fo:font-size="16pt" style:font-size-asian="14pt" style:font-size-complex="14pt"/>
    </style:style>
    <style:style style:name="T6" style:family="text">
      <style:text-properties fo:color="#000000" style:font-name="Helvetica"/>
    </style:style>
    <style:style style:name="T7" style:family="text">
      <style:text-properties fo:color="#000000" style:font-name="Helvetica" fo:font-size="10pt" style:font-size-asian="10pt" style:font-size-complex="10pt"/>
    </style:style>
    <style:style style:name="T8" style:family="text">
      <style:text-properties style:font-name="Helvetica" fo:font-size="10pt" style:font-size-asian="10pt" style:font-size-complex="10pt"/>
    </style:style>
    <style:style style:name="T9" style:family="text">
      <style:text-properties fo:font-size="12pt"/>
    </style:style>
    <style:style style:name="T10" style:family="text">
      <style:text-properties style:font-name="Helvetica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1.778cm" svg:x="2.524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461cm" svg:height="1.778cm" svg:x="2.524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461cm" svg:height="1.778cm" svg:x="2.524cm" svg:y="5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461cm" svg:height="1.778cm" svg:x="2.524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461cm" svg:height="1.778cm" svg:x="2.524cm" svg:y="4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461cm" svg:height="1.778cm" svg:x="2.524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461cm" svg:height="1.778cm" svg:x="2.524cm" svg:y="4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5.461cm" svg:height="1.778cm" svg:x="2.524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557cm" svg:height="0.507cm" svg:x="4.486cm" svg:y="4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0.596cm" svg:height="3.45cm" svg:x="9.2cm" svg:y="4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3.021cm" svg:height="0.984cm" svg:x="12.988cm" svg:y="5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2" draw:layer="layout" svg:width="1.114cm" svg:height="0.454cm" svg:x="13.951cm" svg:y="4.426cm" svg:viewBox="0 0 1115 455" svg:d="M0 10c0 0 356-10 545-10 190 0 562 13 562 13l-276 442h-568zM1115 455z">
          <text:p/>
        </draw:path>
        <draw:connector draw:style-name="gr13" draw:text-style-name="P13" draw:layer="layout" draw:line-skew="-2.534cm" svg:x1="21.136cm" svg:y1="8.239cm" svg:x2="14.498cm" svg:y2="4.408cm" draw:start-shape="id1" draw:start-glue-point="0" svg:d="M21136 8239v-4699h-6638v868" svg:viewBox="0 0 6639 4700">
          <text:p/>
        </draw:connector>
        <draw:connector draw:style-name="gr14" draw:text-style-name="P13" draw:layer="layout" svg:x1="21.136cm" svg:y1="9.4cm" svg:x2="20.019cm" svg:y2="10.969cm" draw:start-shape="id1" draw:start-glue-point="2" draw:end-shape="id2" draw:end-glue-point="1" svg:d="M21136 9400v1569h-1117" svg:viewBox="0 0 1118 1570">
          <text:p/>
        </draw:connector>
        <draw:custom-shape draw:style-name="gr15" draw:text-style-name="P14" draw:layer="layout" svg:width="1.651cm" svg:height="1.651cm" svg:x="5.03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6.93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8.84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0.74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2.65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4.55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6.46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xml:id="id2" draw:id="id2" draw:layer="layout" svg:width="1.651cm" svg:height="1.651cm" svg:x="18.36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xml:id="id4" draw:id="id4" draw:layer="layout" svg:width="1.651cm" svg:height="0.254cm" svg:x="5.033cm" svg:y="10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6" draw:layer="layout" svg:x1="4.048cm" svg:y1="10.743cm" svg:x2="5.033cm" svg:y2="10.743cm" draw:start-shape="id3" draw:start-glue-point="1" draw:end-shape="id4" draw:end-glue-point="3" svg:d="M4048 10743h985" svg:viewBox="0 0 986 1">
          <text:p/>
        </draw:connector>
        <draw:custom-shape draw:style-name="gr18" draw:text-style-name="P17" draw:layer="layout" svg:width="0.96cm" svg:height="14.986cm" draw:transform="skewX (-0.00733038285837618) rotate (1.5707963267949) translate (5.033cm 12.865cm)">
          <text:p/>
          <draw:enhanced-geometry svg:viewBox="0 0 21600 21600" draw:mirror-horizontal="false" draw:mirror-vertical="false" draw:glue-points="21600 0 0 10800 21600 21600" draw:text-areas="13800 ?f9 21600 ?f10" draw:type="left-brace" draw:modifiers="662.974577967572 10820.89811169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8" xml:id="id3" draw:id="id3" draw:layer="layout" svg:width="1.905cm" svg:height="1.161cm" svg:x="2.143cm" svg:y="10.163cm">
          <draw:text-box>
            <text:p><text:span text:style-name="T1">tuple</text:span></text:p>
          </draw:text-box>
        </draw:frame>
        <draw:frame draw:style-name="gr19" draw:text-style-name="P18" xml:id="id1" draw:id="id1" draw:layer="layout" svg:width="2.145cm" svg:height="1.161cm" svg:x="20.064cm" svg:y="8.239cm">
          <draw:text-box>
            <text:p><text:span text:style-name="T1">block</text:span></text:p>
          </draw:text-box>
        </draw:frame>
        <draw:frame draw:style-name="gr20" draw:text-style-name="P19" draw:layer="layout" svg:width="3.072cm" svg:height="1.162cm" svg:x="3.667cm" svg:y="8.347cm">
          <draw:text-box>
            <text:p><text:span text:style-name="T1">hard disk</text:span></text:p>
          </draw:text-box>
        </draw:frame>
        <draw:frame draw:style-name="gr20" draw:text-style-name="P19" draw:layer="layout" svg:width="2.568cm" svg:height="1.162cm" svg:x="11.287cm" svg:y="12.557cm">
          <draw:text-box>
            <text:p><text:span text:style-name="T1">relation</text:span></text:p>
          </draw:text-box>
        </draw:frame>
      </draw:page>
      <draw:page draw:name="page2" draw:style-name="dp1" draw:master-page-name="Default">
        <draw:custom-shape draw:style-name="gr21" draw:text-style-name="P20" xml:id="id8" draw:id="id8" draw:layer="layout" svg:width="4.572cm" svg:height="2.921cm" svg:x="18.751cm" svg:y="4.028cm">
          <text:p text:style-name="P16"><text:span text:style-name="T1">1024 byt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7.20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6" draw:id="id6" draw:layer="layout" svg:width="4.572cm" svg:height="0.762cm" svg:x="18.751cm" svg:y="7.965cm">
          <text:p text:style-name="P16"><text:span text:style-name="T2">100 byt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11.5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14.8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18.1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0.762cm" svg:height="2.921cm" svg:x="17.735cm" svg:y="7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23" draw:layer="layout" svg:width="3.072cm" svg:height="1.161cm" svg:x="14.855cm" svg:y="7.967cm">
          <draw:text-box>
            <text:p><text:span text:style-name="T1">10 tuples</text:span></text:p>
          </draw:text-box>
        </draw:frame>
        <draw:frame draw:style-name="gr26" draw:text-style-name="P23" xml:id="id5" draw:id="id5" draw:layer="layout" svg:width="1.962cm" svg:height="1.161cm" svg:x="21.583cm" svg:y="8.8cm">
          <draw:text-box>
            <text:p><text:span text:style-name="T1">tuple</text:span></text:p>
          </draw:text-box>
        </draw:frame>
        <draw:frame draw:style-name="gr26" draw:text-style-name="P23" xml:id="id7" draw:id="id7" draw:layer="layout" svg:width="2.2cm" svg:height="1.161cm" svg:x="21.545cm" svg:y="2.832cm">
          <draw:text-box>
            <text:p><text:span text:style-name="T1">block</text:span></text:p>
          </draw:text-box>
        </draw:frame>
        <draw:frame draw:style-name="gr27" draw:text-style-name="P24" draw:layer="layout" svg:width="1.794cm" svg:height="0.996cm" svg:x="20.148cm" svg:y="10.251cm">
          <draw:text-box>
            <text:p text:style-name="P16"><text:span text:style-name="T3">...</text:span></text:p>
          </draw:text-box>
        </draw:frame>
        <draw:custom-shape draw:style-name="gr28" draw:text-style-name="P17" draw:layer="layout" svg:width="1.302cm" svg:height="17.018cm" svg:x="23.458cm" svg:y="4.028cm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23" draw:layer="layout" svg:width="3.978cm" svg:height="1.161cm" svg:x="24.761cm" svg:y="11.922cm">
          <draw:text-box>
            <text:p><text:span text:style-name="T1">3000 blocks</text:span></text:p>
          </draw:text-box>
        </draw:frame>
        <draw:connector draw:style-name="gr30" draw:text-style-name="P25" draw:layer="layout" svg:x1="21.583cm" svg:y1="9.38cm" svg:x2="21.037cm" svg:y2="8.727cm" draw:start-shape="id5" draw:start-glue-point="3" draw:end-shape="id6" draw:end-glue-point="2" svg:d="M21583 9380h-546v-653" svg:viewBox="0 0 547 654">
          <text:p/>
        </draw:connector>
        <draw:connector draw:style-name="gr31" draw:text-style-name="P25" draw:layer="layout" svg:x1="21.545cm" svg:y1="3.412cm" svg:x2="21.037cm" svg:y2="4.028cm" draw:start-shape="id7" draw:start-glue-point="3" draw:end-shape="id8" draw:end-glue-point="0" svg:d="M21545 3412h-508v616" svg:viewBox="0 0 509 617">
          <text:p/>
        </draw:connector>
        <draw:g>
          <draw:frame draw:style-name="gr32" draw:text-style-name="P27" draw:layer="layout" svg:width="9.017cm" svg:height="6.041cm" svg:x="1.889cm" svg:y="7.925cm">
            <draw:text-box>
              <text:p text:style-name="P26"><text:span text:style-name="T4">t</text:span><text:span text:style-name="T5"> = 30000 tuples</text:span></text:p>
              <text:p text:style-name="P26"><text:span text:style-name="T4">B</text:span><text:span text:style-name="T5"> = 1024 bytes</text:span></text:p>
              <text:p text:style-name="P26"><text:span text:style-name="T4">T</text:span><text:span text:style-name="T5"> = 100 bytes</text:span></text:p>
              <text:p text:style-name="P26"><text:span text:style-name="T4">bfr</text:span><text:span text:style-name="T5"> = 1024 / 100 = 10 tuples/block</text:span></text:p>
              <text:p text:style-name="P26"><text:span text:style-name="T4">b</text:span><text:span text:style-name="T5"> = 30000 / 10 = 3000 blocks</text:span></text:p>
            </draw:text-box>
          </draw:frame>
          <draw:line draw:style-name="gr33" draw:text-style-name="P17" draw:layer="layout" svg:x1="1.762cm" svg:y1="8.124cm" svg:x2="1.762cm" svg:y2="13.966cm">
            <text:p/>
          </draw:line>
        </draw:g>
      </draw:page>
      <draw:page draw:name="page3" draw:style-name="dp1" draw:master-page-name="Default">
        <draw:frame draw:style-name="standard" draw:layer="layout" svg:width="4.893cm" svg:height="3.059cm" svg:x="11.898cm" svg:y="7.737cm">
          <table:table table:template-name="orang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8"><text:span text:style-name="T6">54</text:span></text:p>
              </table:table-cell>
              <table:table-cell>
                <text:p text:style-name="P28">jack</text:p>
              </table:table-cell>
            </table:table-row>
            <table:table-row table:style-name="ro1" table:default-cell-style-name="ce1">
              <table:table-cell>
                <text:p text:style-name="P28">82</text:p>
              </table:table-cell>
              <table:table-cell>
                <text:p text:style-name="P28">sarah</text:p>
              </table:table-cell>
            </table:table-row>
            <table:table-row table:style-name="ro1" table:default-cell-style-name="ce1">
              <table:table-cell>
                <text:p text:style-name="P28">38</text:p>
              </table:table-cell>
              <table:table-cell>
                <text:p text:style-name="P28">chris</text:p>
              </table:table-cell>
            </table:table-row>
            <table:table-row table:style-name="ro1" table:default-cell-style-name="ce1">
              <table:table-cell>
                <text:p text:style-name="P28">33</text:p>
              </table:table-cell>
              <table:table-cell>
                <text:p text:style-name="P28">be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97cm" svg:height="3.059cm" svg:x="11.896cm" svg:y="11.759cm">
          <table:table table:template-name="orange"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mirand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18</text:span></text:p>
              </table:table-cell>
              <table:table-cell>
                <text:p text:style-name="P16"><text:span text:style-name="T7">edgar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90</text:span></text:p>
              </table:table-cell>
              <table:table-cell>
                <text:p text:style-name="P16"><text:span text:style-name="T7">fr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29</text:span></text:p>
              </table:table-cell>
              <table:table-cell>
                <text:p text:style-name="P16"><text:span text:style-name="T7">helg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897cm" svg:height="3.059cm" svg:x="11.896cm" svg:y="4.336cm">
          <table:table table:template-name="orange">
            <table:table-column table:style-name="co2"/>
            <table:table-column table:style-name="co2"/>
            <table:table-row table:style-name="ro2" table:default-cell-style-name="ce2">
              <table:table-cell>
                <text:p text:style-name="P16"><text:span text:style-name="T7">110</text:span></text:p>
              </table:table-cell>
              <table:table-cell>
                <text:p text:style-name="P16"><text:span text:style-name="T7">john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14</text:span></text:p>
              </table:table-cell>
              <table:table-cell>
                <text:p text:style-name="P16"><text:span text:style-name="T7">carl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76</text:span></text:p>
              </table:table-cell>
              <table:table-cell>
                <text:p text:style-name="P16"><text:span text:style-name="T7">loi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5</text:span></text:p>
              </table:table-cell>
              <table:table-cell>
                <text:p text:style-name="P16"><text:span text:style-name="T7">mar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4" draw:text-style-name="P29" draw:layer="layout" svg:width="0.908cm" svg:height="0.755cm" svg:x="13.89cm" svg:y="10.939cm">
          <draw:text-box>
            <text:p><text:span text:style-name="T8">...</text:span></text:p>
          </draw:text-box>
        </draw:frame>
        <draw:frame draw:style-name="standard" draw:layer="layout" svg:width="4.893cm" svg:height="3.059cm" svg:x="3.998cm" svg:y="7.737cm">
          <table:table table:template-name="orang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8"><text:span text:style-name="T6">10</text:span></text:p>
              </table:table-cell>
              <table:table-cell>
                <text:p text:style-name="P28">jack</text:p>
              </table:table-cell>
            </table:table-row>
            <table:table-row table:style-name="ro1" table:default-cell-style-name="ce1">
              <table:table-cell>
                <text:p text:style-name="P28">12</text:p>
              </table:table-cell>
              <table:table-cell>
                <text:p text:style-name="P28">sarah</text:p>
              </table:table-cell>
            </table:table-row>
            <table:table-row table:style-name="ro1" table:default-cell-style-name="ce1">
              <table:table-cell>
                <text:p text:style-name="P28">24</text:p>
              </table:table-cell>
              <table:table-cell>
                <text:p text:style-name="P28">chris</text:p>
              </table:table-cell>
            </table:table-row>
            <table:table-row table:style-name="ro1" table:default-cell-style-name="ce1">
              <table:table-cell>
                <text:p text:style-name="P28">26</text:p>
              </table:table-cell>
              <table:table-cell>
                <text:p text:style-name="P28">be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897cm" svg:height="3.059cm" svg:x="3.996cm" svg:y="11.759cm">
          <table:table table:template-name="orange"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6"><text:span text:style-name="T7">40218</text:span></text:p>
              </table:table-cell>
              <table:table-cell>
                <text:p text:style-name="P16"><text:span text:style-name="T7">mirand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1762</text:span></text:p>
              </table:table-cell>
              <table:table-cell>
                <text:p text:style-name="P16"><text:span text:style-name="T7">edgar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2381</text:span></text:p>
              </table:table-cell>
              <table:table-cell>
                <text:p text:style-name="P16"><text:span text:style-name="T7">fr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4871</text:span></text:p>
              </table:table-cell>
              <table:table-cell>
                <text:p text:style-name="P16"><text:span text:style-name="T7">helga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897cm" svg:height="3.059cm" svg:x="3.996cm" svg:y="4.336cm">
          <table:table table:template-name="orange">
            <table:table-column table:style-name="co2"/>
            <table:table-column table:style-name="co2"/>
            <table:table-row table:style-name="ro2" table:default-cell-style-name="ce2"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john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2</text:span></text:p>
              </table:table-cell>
              <table:table-cell>
                <text:p text:style-name="P16"><text:span text:style-name="T7">carl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</text:span></text:p>
              </table:table-cell>
              <table:table-cell>
                <text:p text:style-name="P16"><text:span text:style-name="T7">loi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6</text:span></text:p>
              </table:table-cell>
              <table:table-cell>
                <text:p text:style-name="P16"><text:span text:style-name="T7">mary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4" draw:text-style-name="P29" draw:layer="layout" svg:width="0.908cm" svg:height="0.755cm" svg:x="5.99cm" svg:y="10.939cm">
          <draw:text-box>
            <text:p><text:span text:style-name="T8">...</text:span></text:p>
          </draw:text-box>
        </draw:frame>
        <draw:frame draw:style-name="gr35" draw:text-style-name="P30" draw:layer="layout" svg:width="2.466cm" svg:height="0.65cm" svg:x="3.995cm" svg:y="3.667cm">
          <draw:text-box>
            <text:p text:style-name="P16"><text:span text:style-name="T9">Key</text:span></text:p>
          </draw:text-box>
        </draw:frame>
        <draw:frame draw:style-name="gr35" draw:text-style-name="P30" draw:layer="layout" svg:width="2.466cm" svg:height="0.65cm" svg:x="11.922cm" svg:y="3.667cm">
          <draw:text-box>
            <text:p text:style-name="P16"><text:span text:style-name="T9">Key</text:span></text:p>
          </draw:text-box>
        </draw:frame>
      </draw:page>
      <draw:page draw:name="page4" draw:style-name="dp1" draw:master-page-name="Default">
        <draw:custom-shape draw:style-name="gr36" draw:text-style-name="P31" xml:id="id9" draw:id="id9" draw:layer="layout" svg:width="2.413cm" svg:height="0.762cm" svg:x="3.683cm" svg:y="2.651cm">
          <text:p text:style-name="P16"><text:span text:style-name="T8">search-key</text:span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svg:x1="6.096cm" svg:y1="3.032cm" svg:x2="8.493cm" svg:y2="3.031cm" draw:start-shape="id9" draw:start-glue-point="1" svg:d="M6096 3032h1449v-1h948" svg:viewBox="0 0 2398 2">
          <text:p/>
        </draw:connector>
        <draw:custom-shape draw:style-name="gr38" draw:text-style-name="P17" draw:layer="layout" svg:width="0.762cm" svg:height="6.58cm" svg:x="-3.4cm" svg:y="5.97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32" draw:layer="layout" svg:width="2.077cm" svg:height="0.959cm" svg:x="-5.35cm" svg:y="8.517cm">
          <draw:text-box>
            <text:p><text:span text:style-name="T10">1 block</text:span></text:p>
          </draw:text-box>
        </draw:frame>
        <draw:g>
          <draw:frame draw:style-name="standard" draw:layer="layout" svg:width="4.893cm" svg:height="3.059cm" svg:x="4.851cm" svg:y="9.286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jack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sarah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chris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ben</text:p>
                </table:table-cell>
              </table:table-row>
            </table:table>
            <draw:image xlink:href="Pictures/TablePreview7.svm" xlink:type="simple" xlink:show="embed" xlink:actuate="onLoad"/>
          </draw:frame>
          <draw:frame draw:style-name="standard" draw:layer="layout" svg:width="4.897cm" svg:height="3.059cm" svg:x="4.849cm" svg:y="13.308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mirand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edgar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text:span text:style-name="T7">2</text:span><text:span text:style-name="T7">3</text:span><text:span text:style-name="T7">8</text:span><text:span text:style-name="T7">1</text:span></text:p>
                </table:table-cell>
                <table:table-cell>
                  <text:p text:style-name="P16"><text:span text:style-name="T7">fr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</text:span><text:span text:style-name="T7">87</text:span><text:span text:style-name="T7">1</text:span></text:p>
                </table:table-cell>
                <table:table-cell>
                  <text:p text:style-name="P16"><text:span text:style-name="T7">helga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frame draw:style-name="standard" draw:layer="layout" svg:width="4.897cm" svg:height="3.059cm" svg:x="4.849cm" svg:y="5.964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john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carl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lois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mary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frame draw:style-name="gr34" draw:text-style-name="P29" draw:layer="layout" svg:width="0.908cm" svg:height="0.755cm" svg:x="6.843cm" svg:y="12.488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-2.484cm" svg:y="5.955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0.svm" xlink:type="simple" xlink:show="embed" xlink:actuate="onLoad"/>
          </draw:frame>
          <draw:custom-shape draw:style-name="gr40" draw:text-style-name="P25" xml:id="id11" draw:id="id11" draw:layer="layout" svg:width="0.127cm" svg:height="0.254cm" svg:x="4.909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3" draw:id="id13" draw:layer="layout" svg:width="0.127cm" svg:height="0.254cm" svg:x="4.909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5" draw:id="id15" draw:layer="layout" svg:width="0.127cm" svg:height="0.254cm" svg:x="4.909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7" draw:id="id17" draw:layer="layout" svg:width="0.127cm" svg:height="0.254cm" svg:x="4.909cm" svg:y="8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" draw:id="id10" draw:layer="layout" svg:width="0.127cm" svg:height="0.254cm" svg:x="-0.191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2" draw:id="id12" draw:layer="layout" svg:width="0.127cm" svg:height="0.254cm" svg:x="-0.191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4" draw:id="id14" draw:layer="layout" svg:width="0.127cm" svg:height="0.254cm" svg:x="-0.191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6" draw:id="id16" draw:layer="layout" svg:width="0.127cm" svg:height="0.254cm" svg:x="-0.191cm" svg:y="8.5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-0.064cm" svg:y1="6.358cm" svg:x2="4.909cm" svg:y2="6.358cm" draw:start-shape="id10" draw:start-glue-point="1" draw:end-shape="id11" draw:end-glue-point="3" svg:d="M-64 6358h4973" svg:viewBox="0 0 4974 1">
            <text:p/>
          </draw:connector>
          <draw:connector draw:style-name="gr37" draw:text-style-name="P16" draw:layer="layout" svg:x1="-0.064cm" svg:y1="7.158cm" svg:x2="4.909cm" svg:y2="7.158cm" draw:start-shape="id12" draw:start-glue-point="1" draw:end-shape="id13" draw:end-glue-point="3" svg:d="M-64 7158h4973" svg:viewBox="0 0 4974 1">
            <text:p/>
          </draw:connector>
          <draw:connector draw:style-name="gr37" draw:text-style-name="P16" draw:layer="layout" svg:x1="-0.064cm" svg:y1="7.958cm" svg:x2="4.909cm" svg:y2="7.958cm" draw:start-shape="id14" draw:start-glue-point="1" draw:end-shape="id15" draw:end-glue-point="3" svg:d="M-64 7958h4973" svg:viewBox="0 0 4974 1">
            <text:p/>
          </draw:connector>
          <draw:connector draw:style-name="gr37" draw:text-style-name="P16" draw:layer="layout" svg:x1="-0.064cm" svg:y1="8.658cm" svg:x2="4.909cm" svg:y2="8.658cm" draw:start-shape="id16" draw:start-glue-point="1" draw:end-shape="id17" draw:end-glue-point="3" svg:d="M-64 8658h4973" svg:viewBox="0 0 4974 1">
            <text:p/>
          </draw:connector>
          <draw:frame draw:style-name="standard" draw:layer="layout" svg:width="2.484cm" svg:height="3.13cm" svg:x="-2.501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1.svm" xlink:type="simple" xlink:show="embed" xlink:actuate="onLoad"/>
          </draw:frame>
          <draw:custom-shape draw:style-name="gr40" draw:text-style-name="P25" draw:layer="layout" svg:width="0.127cm" svg:height="0.254cm" svg:x="-0.208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523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2.svm" xlink:type="simple" xlink:show="embed" xlink:actuate="onLoad"/>
          </draw:frame>
          <draw:custom-shape draw:style-name="gr40" draw:text-style-name="P25" draw:layer="layout" svg:width="0.127cm" svg:height="0.254cm" svg:x="-0.208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523cm" svg:y="9.112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0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26</text:span></text:p>
                </table:table-cell>
              </table:table-row>
            </table:table>
            <draw:image xlink:href="Pictures/TablePreview13.svm" xlink:type="simple" xlink:show="embed" xlink:actuate="onLoad"/>
          </draw:frame>
          <draw:custom-shape draw:style-name="gr40" draw:text-style-name="P25" draw:layer="layout" svg:width="0.127cm" svg:height="0.254cm" svg:x="-0.225cm" svg:y="6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25cm" svg:y="7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25cm" svg:y="7.8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25cm" svg:y="8.5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9.4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0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1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1.7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8" draw:id="id18" draw:layer="layout" svg:width="0.127cm" svg:height="0.254cm" svg:x="-0.225cm" svg:y="9.4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0" draw:id="id20" draw:layer="layout" svg:width="0.127cm" svg:height="0.254cm" svg:x="-0.225cm" svg:y="10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2" draw:id="id22" draw:layer="layout" svg:width="0.127cm" svg:height="0.254cm" svg:x="-0.225cm" svg:y="11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4" draw:id="id24" draw:layer="layout" svg:width="0.127cm" svg:height="0.254cm" svg:x="-0.225cm" svg:y="11.7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9" draw:id="id19" draw:layer="layout" svg:width="0.127cm" svg:height="0.254cm" svg:x="4.909cm" svg:y="9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1" draw:id="id21" draw:layer="layout" svg:width="0.127cm" svg:height="0.254cm" svg:x="4.909cm" svg:y="10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3" draw:id="id23" draw:layer="layout" svg:width="0.127cm" svg:height="0.254cm" svg:x="4.909cm" svg:y="11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5" draw:id="id25" draw:layer="layout" svg:width="0.127cm" svg:height="0.254cm" svg:x="4.909cm" svg:y="11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98cm" svg:y1="9.56cm" svg:x2="4.909cm" svg:y2="9.658cm" draw:start-shape="id18" draw:start-glue-point="1" draw:end-shape="id19" draw:end-glue-point="3" svg:d="M-98 9560c3754 0 1251 98 5007 98" svg:viewBox="0 0 5008 99">
            <text:p/>
          </draw:connector>
          <draw:connector draw:style-name="gr37" draw:text-style-name="P16" draw:layer="layout" draw:type="curve" svg:x1="-0.098cm" svg:y1="10.36cm" svg:x2="4.909cm" svg:y2="10.458cm" draw:start-shape="id20" draw:start-glue-point="1" draw:end-shape="id21" draw:end-glue-point="3" svg:d="M-98 10360c3754 0 1251 98 5007 98" svg:viewBox="0 0 5008 99">
            <text:p/>
          </draw:connector>
          <draw:connector draw:style-name="gr37" draw:text-style-name="P16" draw:layer="layout" draw:type="curve" svg:x1="-0.098cm" svg:y1="11.16cm" svg:x2="4.909cm" svg:y2="11.258cm" draw:start-shape="id22" draw:start-glue-point="1" draw:end-shape="id23" draw:end-glue-point="3" svg:d="M-98 11160c3754 0 1251 98 5007 98" svg:viewBox="0 0 5008 99">
            <text:p/>
          </draw:connector>
          <draw:connector draw:style-name="gr37" draw:text-style-name="P16" draw:layer="layout" draw:type="curve" svg:x1="-0.098cm" svg:y1="11.86cm" svg:x2="4.909cm" svg:y2="11.958cm" draw:start-shape="id24" draw:start-glue-point="1" draw:end-shape="id25" draw:end-glue-point="3" svg:d="M-98 11860c3754 0 1251 98 5007 98" svg:viewBox="0 0 5008 99">
            <text:p/>
          </draw:connector>
          <draw:frame draw:style-name="standard" draw:layer="layout" svg:width="2.435cm" svg:height="3.131cm" svg:x="-2.453cm" svg:y="13.08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40218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176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238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4871</text:span></text:p>
                </table:table-cell>
              </table:table-row>
            </table:table>
            <draw:image xlink:href="Pictures/TablePreview14.svm" xlink:type="simple" xlink:show="embed" xlink:actuate="onLoad"/>
          </draw:frame>
          <draw:frame draw:style-name="gr34" draw:text-style-name="P29" draw:layer="layout" svg:width="0.908cm" svg:height="0.755cm" svg:x="-1.657cm" svg:y="12.289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-0.191cm" svg:y="13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4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4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5.6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6" draw:id="id26" draw:layer="layout" svg:width="0.127cm" svg:height="0.254cm" svg:x="-0.225cm" svg:y="13.3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8" draw:id="id28" draw:layer="layout" svg:width="0.127cm" svg:height="0.254cm" svg:x="-0.225cm" svg:y="14.1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0" draw:id="id30" draw:layer="layout" svg:width="0.127cm" svg:height="0.254cm" svg:x="-0.225cm" svg:y="14.9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2" draw:id="id32" draw:layer="layout" svg:width="0.127cm" svg:height="0.254cm" svg:x="-0.225cm" svg:y="15.633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98cm" svg:y1="13.46cm" svg:x2="4.909cm" svg:y2="13.658cm" draw:start-shape="id26" draw:start-glue-point="1" draw:end-shape="id27" draw:end-glue-point="3" svg:d="M-98 13460c3754 0 1251 198 5007 198" svg:viewBox="0 0 5008 199">
            <text:p/>
          </draw:connector>
          <draw:custom-shape draw:style-name="gr40" draw:text-style-name="P25" xml:id="id27" draw:id="id27" draw:layer="layout" svg:width="0.127cm" svg:height="0.254cm" svg:x="4.909cm" svg:y="13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9" draw:id="id29" draw:layer="layout" svg:width="0.127cm" svg:height="0.254cm" svg:x="4.909cm" svg:y="14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1" draw:id="id31" draw:layer="layout" svg:width="0.127cm" svg:height="0.254cm" svg:x="4.909cm" svg:y="15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3" draw:id="id33" draw:layer="layout" svg:width="0.127cm" svg:height="0.254cm" svg:x="4.909cm" svg:y="15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98cm" svg:y1="14.26cm" svg:x2="4.909cm" svg:y2="14.458cm" draw:start-shape="id28" draw:start-glue-point="1" draw:end-shape="id29" draw:end-glue-point="3" svg:d="M-98 14260c3754 0 1251 198 5007 198" svg:viewBox="0 0 5008 199">
            <text:p/>
          </draw:connector>
          <draw:connector draw:style-name="gr37" draw:text-style-name="P16" draw:layer="layout" draw:type="curve" svg:x1="-0.098cm" svg:y1="15.06cm" svg:x2="4.909cm" svg:y2="15.258cm" draw:start-shape="id30" draw:start-glue-point="1" draw:end-shape="id31" draw:end-glue-point="3" svg:d="M-98 15060c3754 0 1251 198 5007 198" svg:viewBox="0 0 5008 199">
            <text:p/>
          </draw:connector>
          <draw:connector draw:style-name="gr37" draw:text-style-name="P16" draw:layer="layout" draw:type="curve" svg:x1="-0.098cm" svg:y1="15.76cm" svg:x2="4.909cm" svg:y2="15.958cm" draw:start-shape="id32" draw:start-glue-point="1" draw:end-shape="id33" draw:end-glue-point="3" svg:d="M-98 15760c3754 0 1251 198 5007 198" svg:viewBox="0 0 5008 199">
            <text:p/>
          </draw:connector>
        </draw:g>
        <draw:custom-shape draw:style-name="gr41" draw:text-style-name="P17" draw:layer="layout" svg:width="0.762cm" svg:height="6.629cm" svg:x="9.871cm" svg:y="6.055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text-style-name="P32" draw:layer="layout" svg:width="2.413cm" svg:height="1.665cm" svg:x="10.479cm" svg:y="8.58cm">
          <draw:text-box>
            <text:p><text:span text:style-name="T10">many blocks</text:span></text:p>
          </draw:text-box>
        </draw:frame>
        <draw:g>
          <draw:frame draw:style-name="standard" draw:layer="layout" svg:width="4.893cm" svg:height="3.059cm" svg:x="22.169cm" svg:y="9.286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230</text:span></text:p>
                </table:table-cell>
                <table:table-cell>
                  <text:p text:style-name="P28">anna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1234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6123</text:p>
                </table:table-cell>
                <table:table-cell>
                  <text:p text:style-name="P28">arthur</text:p>
                </table:table-cell>
              </table:table-row>
            </table:table>
            <draw:image xlink:href="Pictures/TablePreview15.svm" xlink:type="simple" xlink:show="embed" xlink:actuate="onLoad"/>
          </draw:frame>
          <draw:frame draw:style-name="standard" draw:layer="layout" svg:width="4.897cm" svg:height="3.059cm" svg:x="22.167cm" svg:y="13.308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90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1243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8357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568</text:span></text:p>
                </table:table-cell>
                <table:table-cell>
                  <text:p text:style-name="P16"><text:span text:style-name="T7">zed</text:span></text:p>
                </table:table-cell>
              </table:table-row>
            </table:table>
            <draw:image xlink:href="Pictures/TablePreview16.svm" xlink:type="simple" xlink:show="embed" xlink:actuate="onLoad"/>
          </draw:frame>
          <draw:frame draw:style-name="standard" draw:layer="layout" svg:width="4.897cm" svg:height="3.059cm" svg:x="22.167cm" svg:y="5.964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32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34</text:span></text:p>
                </table:table-cell>
                <table:table-cell>
                  <text:p text:style-name="P16"><text:span text:style-name="T7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5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123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</table:table>
            <draw:image xlink:href="Pictures/TablePreview17.svm" xlink:type="simple" xlink:show="embed" xlink:actuate="onLoad"/>
          </draw:frame>
          <draw:frame draw:style-name="gr34" draw:text-style-name="P29" draw:layer="layout" svg:width="0.908cm" svg:height="0.755cm" svg:x="24.161cm" svg:y="12.488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14.834cm" svg:y="5.955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8.svm" xlink:type="simple" xlink:show="embed" xlink:actuate="onLoad"/>
          </draw:frame>
          <draw:custom-shape draw:style-name="gr40" draw:text-style-name="P25" xml:id="id35" draw:id="id35" draw:layer="layout" svg:width="0.127cm" svg:height="0.254cm" svg:x="22.227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7" draw:id="id37" draw:layer="layout" svg:width="0.127cm" svg:height="0.254cm" svg:x="22.227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9" draw:id="id39" draw:layer="layout" svg:width="0.127cm" svg:height="0.254cm" svg:x="22.227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8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4" draw:id="id34" draw:layer="layout" svg:width="0.127cm" svg:height="0.254cm" svg:x="17.127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6" draw:id="id36" draw:layer="layout" svg:width="0.127cm" svg:height="0.254cm" svg:x="17.127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8" draw:id="id38" draw:layer="layout" svg:width="0.127cm" svg:height="0.254cm" svg:x="17.127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0" draw:id="id40" draw:layer="layout" svg:width="0.127cm" svg:height="0.254cm" svg:x="17.127cm" svg:y="8.5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17.254cm" svg:y1="6.358cm" svg:x2="22.227cm" svg:y2="6.358cm" draw:start-shape="id34" draw:start-glue-point="1" draw:end-shape="id35" draw:end-glue-point="3" svg:d="M17254 6358h4973" svg:viewBox="0 0 4974 1">
            <text:p/>
          </draw:connector>
          <draw:connector draw:style-name="gr37" draw:text-style-name="P16" draw:layer="layout" svg:x1="17.254cm" svg:y1="7.158cm" svg:x2="22.227cm" svg:y2="7.158cm" draw:start-shape="id36" draw:start-glue-point="1" draw:end-shape="id37" draw:end-glue-point="3" svg:d="M17254 7158h4973" svg:viewBox="0 0 4974 1">
            <text:p/>
          </draw:connector>
          <draw:connector draw:style-name="gr37" draw:text-style-name="P16" draw:layer="layout" svg:x1="17.254cm" svg:y1="7.958cm" svg:x2="22.227cm" svg:y2="7.958cm" draw:start-shape="id38" draw:start-glue-point="1" draw:end-shape="id39" draw:end-glue-point="3" svg:d="M17254 7958h4973" svg:viewBox="0 0 4974 1">
            <text:p/>
          </draw:connector>
          <draw:connector draw:style-name="gr37" draw:text-style-name="P16" draw:layer="layout" draw:type="curve" svg:x1="17.254cm" svg:y1="8.658cm" svg:x2="22.227cm" svg:y2="10.458cm" draw:start-shape="id40" draw:start-glue-point="1" draw:end-shape="id41" draw:end-glue-point="3" svg:d="M17254 8658c3729 0 1243 1800 4973 1800" svg:viewBox="0 0 4974 1801">
            <text:p/>
          </draw:connector>
          <draw:frame draw:style-name="standard" draw:layer="layout" svg:width="2.484cm" svg:height="3.13cm" svg:x="14.817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9.svm" xlink:type="simple" xlink:show="embed" xlink:actuate="onLoad"/>
          </draw:frame>
          <draw:custom-shape draw:style-name="gr40" draw:text-style-name="P25" draw:layer="layout" svg:width="0.127cm" svg:height="0.254cm" svg:x="17.11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14.795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meli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ice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nna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lex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20.svm" xlink:type="simple" xlink:show="embed" xlink:actuate="onLoad"/>
          </draw:frame>
          <draw:custom-shape draw:style-name="gr40" draw:text-style-name="P25" draw:layer="layout" svg:width="0.127cm" svg:height="0.254cm" svg:x="17.11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14.795cm" svg:y="9.112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rth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be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</table:table>
            <draw:image xlink:href="Pictures/TablePreview21.svm" xlink:type="simple" xlink:show="embed" xlink:actuate="onLoad"/>
          </draw:frame>
          <draw:custom-shape draw:style-name="gr40" draw:text-style-name="P25" draw:layer="layout" svg:width="0.127cm" svg:height="0.254cm" svg:x="17.093cm" svg:y="6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3cm" svg:y="7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3cm" svg:y="7.8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3cm" svg:y="8.5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9.4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0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1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1.7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2" draw:id="id42" draw:layer="layout" svg:width="0.127cm" svg:height="0.254cm" svg:x="17.093cm" svg:y="9.4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4" draw:id="id44" draw:layer="layout" svg:width="0.127cm" svg:height="0.254cm" svg:x="17.093cm" svg:y="10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6" draw:id="id46" draw:layer="layout" svg:width="0.127cm" svg:height="0.254cm" svg:x="17.093cm" svg:y="11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7" draw:id="id47" draw:layer="layout" svg:width="0.127cm" svg:height="0.254cm" svg:x="17.093cm" svg:y="11.7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9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1" draw:id="id41" draw:layer="layout" svg:width="0.127cm" svg:height="0.254cm" svg:x="22.227cm" svg:y="10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1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3" draw:id="id43" draw:layer="layout" svg:width="0.127cm" svg:height="0.254cm" svg:x="22.227cm" svg:y="11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22cm" svg:y1="9.56cm" svg:x2="22.227cm" svg:y2="11.958cm" draw:start-shape="id42" draw:start-glue-point="1" draw:end-shape="id43" draw:end-glue-point="3" svg:d="M17220 9560c3754 0 1251 2398 5007 2398" svg:viewBox="0 0 5008 2399">
            <text:p/>
          </draw:connector>
          <draw:connector draw:style-name="gr37" draw:text-style-name="P16" draw:layer="layout" draw:type="curve" svg:x1="17.22cm" svg:y1="10.36cm" svg:x2="22.082cm" svg:y2="12.811cm" draw:start-shape="id44" draw:start-glue-point="1" draw:end-shape="id45" draw:end-glue-point="3" svg:d="M17220 10360c3646 0 1216 2451 4862 2451" svg:viewBox="0 0 4863 2452">
            <text:p/>
          </draw:connector>
          <draw:connector draw:style-name="gr37" draw:text-style-name="P16" draw:layer="layout" draw:type="curve" svg:x1="17.22cm" svg:y1="11.16cm" svg:x2="22.082cm" svg:y2="12.811cm" draw:start-shape="id46" draw:start-glue-point="1" draw:end-shape="id45" draw:end-glue-point="3" svg:d="M17220 11160c3646 0 1216 1651 4862 1651" svg:viewBox="0 0 4863 1652">
            <text:p/>
          </draw:connector>
          <draw:connector draw:style-name="gr37" draw:text-style-name="P16" draw:layer="layout" draw:type="curve" svg:x1="17.22cm" svg:y1="11.86cm" svg:x2="22.082cm" svg:y2="12.811cm" draw:start-shape="id47" draw:start-glue-point="1" draw:end-shape="id45" draw:end-glue-point="3" svg:d="M17220 11860c3646 0 1216 951 4862 951" svg:viewBox="0 0 4863 952">
            <text:p/>
          </draw:connector>
          <draw:frame draw:style-name="standard" draw:layer="layout" svg:width="2.435cm" svg:height="3.131cm" svg:x="14.865cm" svg:y="13.08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yar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yanis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ande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ed</text:span></text:p>
                </table:table-cell>
              </table:table-row>
            </table:table>
            <draw:image xlink:href="Pictures/TablePreview22.svm" xlink:type="simple" xlink:show="embed" xlink:actuate="onLoad"/>
          </draw:frame>
          <draw:frame draw:style-name="gr34" draw:text-style-name="P29" draw:layer="layout" svg:width="0.908cm" svg:height="0.755cm" svg:x="15.661cm" svg:y="12.289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17.127cm" svg:y="13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4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4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5.6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8" draw:id="id48" draw:layer="layout" svg:width="0.127cm" svg:height="0.254cm" svg:x="17.093cm" svg:y="13.3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9" draw:id="id49" draw:layer="layout" svg:width="0.127cm" svg:height="0.254cm" svg:x="17.093cm" svg:y="14.1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0" draw:id="id50" draw:layer="layout" svg:width="0.127cm" svg:height="0.254cm" svg:x="17.093cm" svg:y="14.9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1" draw:id="id51" draw:layer="layout" svg:width="0.127cm" svg:height="0.254cm" svg:x="17.093cm" svg:y="15.633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22cm" svg:y1="13.46cm" svg:x2="22.082cm" svg:y2="12.811cm" draw:start-shape="id48" draw:start-glue-point="1" draw:end-shape="id45" draw:end-glue-point="3" svg:d="M17220 13460c3646 0 1216-649 4862-649" svg:viewBox="0 0 4863 650">
            <text:p/>
          </draw:connector>
          <draw:custom-shape draw:style-name="gr40" draw:text-style-name="P25" xml:id="id52" draw:id="id52" draw:layer="layout" svg:width="0.127cm" svg:height="0.254cm" svg:x="22.227cm" svg:y="13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4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5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5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22cm" svg:y1="14.26cm" svg:x2="22.082cm" svg:y2="12.811cm" draw:start-shape="id49" draw:start-glue-point="1" draw:end-shape="id45" draw:end-glue-point="3" svg:d="M17220 14260c3646 0 1216-1449 4862-1449" svg:viewBox="0 0 4863 1450">
            <text:p/>
          </draw:connector>
          <draw:connector draw:style-name="gr37" draw:text-style-name="P16" draw:layer="layout" draw:type="curve" svg:x1="17.22cm" svg:y1="15.06cm" svg:x2="22.082cm" svg:y2="12.811cm" draw:start-shape="id50" draw:start-glue-point="1" draw:end-shape="id45" draw:end-glue-point="3" svg:d="M17220 15060c3646 0 1216-2249 4862-2249" svg:viewBox="0 0 4863 2250">
            <text:p/>
          </draw:connector>
          <draw:connector draw:style-name="gr37" draw:text-style-name="P16" draw:layer="layout" draw:type="curve" svg:x1="17.22cm" svg:y1="15.76cm" svg:x2="22.227cm" svg:y2="13.658cm" draw:start-shape="id51" draw:start-glue-point="1" draw:end-shape="id52" draw:end-glue-point="3" svg:d="M17220 15760c3754 0 1251-2102 5007-2102" svg:viewBox="0 0 5008 2103">
            <text:p/>
          </draw:connector>
          <draw:custom-shape draw:style-name="gr43" draw:text-style-name="P30" xml:id="id45" draw:id="id45" draw:layer="layout" svg:width="0.254cm" svg:height="0.508cm" svg:x="22.082cm" svg:y="12.557cm">
            <text:p/>
            <draw:enhanced-geometry svg:viewBox="0 0 21600 21600" draw:type="rectangle" draw:enhanced-path="M 0 0 L 21600 0 21600 21600 0 21600 0 0 Z N"/>
          </draw:custom-shape>
        </draw:g>
        <draw:frame draw:style-name="gr44" draw:text-style-name="P34" draw:layer="layout" svg:width="7.597cm" svg:height="0.717cm" svg:x="-0.187cm" svg:y="4.855cm">
          <draw:text-box>
            <text:p text:style-name="P33"><text:span text:style-name="T11">Dense index: file ordered by key</text:span></text:p>
          </draw:text-box>
        </draw:frame>
        <draw:frame draw:style-name="gr44" draw:text-style-name="P34" draw:layer="layout" svg:width="8.588cm" svg:height="0.717cm" svg:x="16.635cm" svg:y="4.937cm">
          <draw:text-box>
            <text:p text:style-name="P33"><text:span text:style-name="T11">Dense index: file ordered by non-key</text:span></text:p>
          </draw:text-box>
        </draw:frame>
      </draw:page>
      <draw:page draw:name="page5" draw:style-name="dp1" draw:master-page-name="Default">
        <draw:g>
          <draw:frame draw:style-name="standard" draw:layer="layout" svg:width="4.893cm" svg:height="3.059cm" svg:x="4.741cm" svg:y="9.157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anna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arthur</text:p>
                </table:table-cell>
              </table:table-row>
            </table:table>
            <draw:image xlink:href="Pictures/TablePreview23.svm" xlink:type="simple" xlink:show="embed" xlink:actuate="onLoad"/>
          </draw:frame>
          <draw:frame draw:style-name="standard" draw:layer="layout" svg:width="4.897cm" svg:height="3.059cm" svg:x="4.739cm" svg:y="13.179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2381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871</text:span></text:p>
                </table:table-cell>
                <table:table-cell>
                  <text:p text:style-name="P16"><text:span text:style-name="T7">zed</text:span></text:p>
                </table:table-cell>
              </table:table-row>
            </table:table>
            <draw:image xlink:href="Pictures/TablePreview24.svm" xlink:type="simple" xlink:show="embed" xlink:actuate="onLoad"/>
          </draw:frame>
          <draw:frame draw:style-name="standard" draw:layer="layout" svg:width="4.897cm" svg:height="3.059cm" svg:x="4.739cm" svg:y="5.835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</table:table>
            <draw:image xlink:href="Pictures/TablePreview25.svm" xlink:type="simple" xlink:show="embed" xlink:actuate="onLoad"/>
          </draw:frame>
          <draw:frame draw:style-name="gr34" draw:text-style-name="P29" draw:layer="layout" svg:width="0.908cm" svg:height="0.755cm" svg:x="6.733cm" svg:y="12.359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-2.594cm" svg:y="5.82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26.svm" xlink:type="simple" xlink:show="embed" xlink:actuate="onLoad"/>
          </draw:frame>
          <draw:custom-shape draw:style-name="gr40" draw:text-style-name="P25" xml:id="id54" draw:id="id54" draw:layer="layout" svg:width="0.127cm" svg:height="0.254cm" svg:x="4.799cm" svg:y="6.1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6.9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7.7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8.4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3" draw:id="id53" draw:layer="layout" svg:width="0.127cm" svg:height="0.254cm" svg:x="-0.301cm" svg:y="6.1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5" draw:id="id55" draw:layer="layout" svg:width="0.127cm" svg:height="0.254cm" svg:x="-0.301cm" svg:y="6.9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7.7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7" draw:id="id57" draw:layer="layout" svg:width="0.127cm" svg:height="0.254cm" svg:x="-0.301cm" svg:y="8.402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-0.174cm" svg:y1="6.229cm" svg:x2="4.799cm" svg:y2="6.229cm" draw:start-shape="id53" draw:start-glue-point="1" draw:end-shape="id54" draw:end-glue-point="3" svg:d="M-174 6229h4973" svg:viewBox="0 0 4974 1">
            <text:p/>
          </draw:connector>
          <draw:connector draw:style-name="gr37" draw:text-style-name="P16" draw:layer="layout" draw:type="curve" svg:x1="-0.174cm" svg:y1="7.029cm" svg:x2="4.799cm" svg:y2="9.529cm" draw:start-shape="id55" draw:start-glue-point="1" draw:end-shape="id56" draw:end-glue-point="3" svg:d="M-174 7029c3729 0 1243 2500 4973 2500" svg:viewBox="0 0 4974 2501">
            <text:p/>
          </draw:connector>
          <draw:connector draw:style-name="gr37" draw:text-style-name="P16" draw:layer="layout" draw:type="curve" svg:x1="-0.174cm" svg:y1="8.529cm" svg:x2="4.654cm" svg:y2="12.682cm" draw:start-shape="id57" draw:start-glue-point="1" draw:end-shape="id58" draw:end-glue-point="3" svg:d="M-174 8529c3621 0 1207 4153 4828 4153" svg:viewBox="0 0 4829 4154">
            <text:p/>
          </draw:connector>
          <draw:frame draw:style-name="standard" draw:layer="layout" svg:width="2.484cm" svg:height="3.13cm" svg:x="-2.611cm" svg:y="5.82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27.svm" xlink:type="simple" xlink:show="embed" xlink:actuate="onLoad"/>
          </draw:frame>
          <draw:custom-shape draw:style-name="gr40" draw:text-style-name="P25" draw:layer="layout" svg:width="0.127cm" svg:height="0.254cm" svg:x="-0.318cm" svg:y="6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6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7.7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8.40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-2.633cm" svg:y="5.82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</text:span><text:span text:style-name="T7">m</text:span><text:span text:style-name="T7">eli</text:span><text:span text:style-name="T7">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</text:span><text:span text:style-name="T7">ex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f</text:span><text:span text:style-name="T7">re</text:span><text:span text:style-name="T7">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</text:span><text:span text:style-name="T7">gu</text:span><text:span text:style-name="T7">s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28.svm" xlink:type="simple" xlink:show="embed" xlink:actuate="onLoad"/>
          </draw:frame>
          <draw:custom-shape draw:style-name="gr40" draw:text-style-name="P25" draw:layer="layout" svg:width="0.127cm" svg:height="0.254cm" svg:x="-0.318cm" svg:y="6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6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7.7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8.40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633cm" svg:y="8.983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r</text:span><text:span text:style-name="T7">th</text:span><text:span text:style-name="T7">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</text:span><text:span text:style-name="T7">be</text:span><text:span text:style-name="T7">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f</text:span><text:span text:style-name="T7">re</text:span><text:span text:style-name="T7">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</text:span><text:span text:style-name="T7">gu</text:span><text:span text:style-name="T7">s</text:span></text:p>
                </table:table-cell>
              </table:table-row>
            </table:table>
            <draw:image xlink:href="Pictures/TablePreview29.svm" xlink:type="simple" xlink:show="embed" xlink:actuate="onLoad"/>
          </draw:frame>
          <draw:custom-shape draw:style-name="gr40" draw:text-style-name="P25" draw:layer="layout" svg:width="0.127cm" svg:height="0.254cm" svg:x="-0.335cm" svg:y="6.1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35cm" svg:y="6.9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5" draw:id="id65" draw:layer="layout" svg:width="0.127cm" svg:height="0.254cm" svg:x="-0.335cm" svg:y="7.7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35cm" svg:y="8.4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9.3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0.1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0.9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1.6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9.3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1.6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9.3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1.6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9" draw:id="id59" draw:layer="layout" svg:width="0.127cm" svg:height="0.254cm" svg:x="-0.335cm" svg:y="9.3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0" draw:id="id60" draw:layer="layout" svg:width="0.127cm" svg:height="0.254cm" svg:x="-0.335cm" svg:y="10.1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1" draw:id="id61" draw:layer="layout" svg:width="0.127cm" svg:height="0.254cm" svg:x="-0.335cm" svg:y="10.9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2" draw:id="id62" draw:layer="layout" svg:width="0.127cm" svg:height="0.254cm" svg:x="-0.335cm" svg:y="11.6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6" draw:id="id56" draw:layer="layout" svg:width="0.127cm" svg:height="0.254cm" svg:x="4.799cm" svg:y="9.4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0.2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1.0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1.702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208cm" svg:y1="9.431cm" svg:x2="4.654cm" svg:y2="12.682cm" draw:start-shape="id59" draw:start-glue-point="1" draw:end-shape="id58" draw:end-glue-point="3" svg:d="M-208 9431c3646 0 1216 3251 4862 3251" svg:viewBox="0 0 4863 3252">
            <text:p/>
          </draw:connector>
          <draw:connector draw:style-name="gr37" draw:text-style-name="P16" draw:layer="layout" draw:type="curve" svg:x1="-0.208cm" svg:y1="10.231cm" svg:x2="4.654cm" svg:y2="12.682cm" draw:start-shape="id60" draw:start-glue-point="1" draw:end-shape="id58" draw:end-glue-point="3" svg:d="M-208 10231c3646 0 1216 2451 4862 2451" svg:viewBox="0 0 4863 2452">
            <text:p/>
          </draw:connector>
          <draw:connector draw:style-name="gr37" draw:text-style-name="P16" draw:layer="layout" draw:type="curve" svg:x1="-0.208cm" svg:y1="11.031cm" svg:x2="4.654cm" svg:y2="12.682cm" draw:start-shape="id61" draw:start-glue-point="1" draw:end-shape="id58" draw:end-glue-point="3" svg:d="M-208 11031c3646 0 1216 1651 4862 1651" svg:viewBox="0 0 4863 1652">
            <text:p/>
          </draw:connector>
          <draw:connector draw:style-name="gr37" draw:text-style-name="P16" draw:layer="layout" draw:type="curve" svg:x1="-0.208cm" svg:y1="11.731cm" svg:x2="4.654cm" svg:y2="12.682cm" draw:start-shape="id62" draw:start-glue-point="1" draw:end-shape="id58" draw:end-glue-point="3" svg:d="M-208 11731c3646 0 1216 951 4862 951" svg:viewBox="0 0 4863 952">
            <text:p/>
          </draw:connector>
          <draw:frame draw:style-name="standard" draw:layer="layout" svg:width="2.435cm" svg:height="3.131cm" svg:x="-2.563cm" svg:y="12.951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e</text:span><text:span text:style-name="T7">d</text:span></text:p>
                </table:table-cell>
              </table:table-row>
            </table:table>
            <draw:image xlink:href="Pictures/TablePreview30.svm" xlink:type="simple" xlink:show="embed" xlink:actuate="onLoad"/>
          </draw:frame>
          <draw:frame draw:style-name="gr34" draw:text-style-name="P29" draw:layer="layout" svg:width="0.908cm" svg:height="0.755cm" svg:x="-1.767cm" svg:y="12.16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-0.301cm" svg:y="13.2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4.0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4.8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5.5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3.2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0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8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5.5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3.2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0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8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5.5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8" draw:id="id68" draw:layer="layout" svg:width="0.127cm" svg:height="0.254cm" svg:x="-0.335cm" svg:y="13.2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7" draw:id="id67" draw:layer="layout" svg:width="0.127cm" svg:height="0.254cm" svg:x="-0.335cm" svg:y="14.0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6" draw:id="id66" draw:layer="layout" svg:width="0.127cm" svg:height="0.254cm" svg:x="-0.335cm" svg:y="14.8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3" draw:id="id63" draw:layer="layout" svg:width="0.127cm" svg:height="0.254cm" svg:x="-0.335cm" svg:y="15.5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4" draw:id="id64" draw:layer="layout" svg:width="0.127cm" svg:height="0.254cm" svg:x="4.799cm" svg:y="13.4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4.2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5.0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5.702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208cm" svg:y1="15.631cm" svg:x2="4.799cm" svg:y2="13.529cm" draw:start-shape="id63" draw:start-glue-point="1" draw:end-shape="id64" draw:end-glue-point="3" svg:d="M-208 15631c3754 0 1251-2102 5007-2102" svg:viewBox="0 0 5008 2103">
            <text:p/>
          </draw:connector>
          <draw:custom-shape draw:style-name="gr43" draw:text-style-name="P30" xml:id="id58" draw:id="id58" draw:layer="layout" svg:width="0.254cm" svg:height="0.508cm" svg:x="4.654cm" svg:y="12.428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208cm" svg:y1="7.831cm" svg:x2="4.654cm" svg:y2="12.682cm" draw:start-shape="id65" draw:start-glue-point="1" draw:end-shape="id58" draw:end-glue-point="3" svg:d="M-208 7831c3646 0 1216 4851 4862 4851" svg:viewBox="0 0 4863 4852">
            <text:p/>
          </draw:connector>
          <draw:connector draw:style-name="gr37" draw:text-style-name="P16" draw:layer="layout" draw:type="curve" draw:line-skew="0.174cm" svg:x1="-0.208cm" svg:y1="14.931cm" svg:x2="4.654cm" svg:y2="12.682cm" draw:start-shape="id66" draw:start-glue-point="1" draw:end-shape="id58" draw:end-glue-point="3" svg:d="M-208 14931c3907 0 1477-2249 4862-2249" svg:viewBox="0 0 4863 2250">
            <text:p/>
          </draw:connector>
          <draw:connector draw:style-name="gr37" draw:text-style-name="P16" draw:layer="layout" draw:type="curve" svg:x1="-0.208cm" svg:y1="14.131cm" svg:x2="4.654cm" svg:y2="12.682cm" draw:start-shape="id67" draw:start-glue-point="1" draw:end-shape="id58" draw:end-glue-point="3" svg:d="M-208 14131c3646 0 1216-1449 4862-1449" svg:viewBox="0 0 4863 1450">
            <text:p/>
          </draw:connector>
          <draw:connector draw:style-name="gr37" draw:text-style-name="P16" draw:layer="layout" draw:type="curve" svg:x1="-0.208cm" svg:y1="13.331cm" svg:x2="4.654cm" svg:y2="12.682cm" draw:start-shape="id68" draw:start-glue-point="1" draw:end-shape="id58" draw:end-glue-point="3" svg:d="M-208 13331c3646 0 1216-649 4862-649" svg:viewBox="0 0 4863 650">
            <text:p/>
          </draw:connector>
        </draw:g>
        <draw:g>
          <draw:frame draw:style-name="standard" draw:layer="layout" svg:width="4.893cm" svg:height="3.059cm" svg:x="22.14cm" svg:y="9.284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anna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arthur</text:p>
                </table:table-cell>
              </table:table-row>
            </table:table>
            <draw:image xlink:href="Pictures/TablePreview31.svm" xlink:type="simple" xlink:show="embed" xlink:actuate="onLoad"/>
          </draw:frame>
          <draw:frame draw:style-name="standard" draw:layer="layout" svg:width="4.897cm" svg:height="3.059cm" svg:x="22.138cm" svg:y="13.306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2381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871</text:span></text:p>
                </table:table-cell>
                <table:table-cell>
                  <text:p text:style-name="P16"><text:span text:style-name="T7">zed</text:span></text:p>
                </table:table-cell>
              </table:table-row>
            </table:table>
            <draw:image xlink:href="Pictures/TablePreview32.svm" xlink:type="simple" xlink:show="embed" xlink:actuate="onLoad"/>
          </draw:frame>
          <draw:frame draw:style-name="standard" draw:layer="layout" svg:width="4.897cm" svg:height="3.059cm" svg:x="22.138cm" svg:y="5.962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</table:table>
            <draw:image xlink:href="Pictures/TablePreview33.svm" xlink:type="simple" xlink:show="embed" xlink:actuate="onLoad"/>
          </draw:frame>
          <draw:frame draw:style-name="gr34" draw:text-style-name="P29" draw:layer="layout" svg:width="0.908cm" svg:height="0.755cm" svg:x="24.132cm" svg:y="12.486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14.805cm" svg:y="5.953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34.svm" xlink:type="simple" xlink:show="embed" xlink:actuate="onLoad"/>
          </draw:frame>
          <draw:custom-shape draw:style-name="gr40" draw:text-style-name="P25" xml:id="id70" draw:id="id70" draw:layer="layout" svg:width="0.127cm" svg:height="0.254cm" svg:x="22.198cm" svg:y="6.2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7.0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7.8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8.5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9" draw:id="id69" draw:layer="layout" svg:width="0.127cm" svg:height="0.254cm" svg:x="17.098cm" svg:y="6.2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1" draw:id="id71" draw:layer="layout" svg:width="0.127cm" svg:height="0.254cm" svg:x="17.098cm" svg:y="7.0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7.8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3" draw:id="id73" draw:layer="layout" svg:width="0.127cm" svg:height="0.254cm" svg:x="17.098cm" svg:y="8.529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17.225cm" svg:y1="6.356cm" svg:x2="22.198cm" svg:y2="6.356cm" draw:start-shape="id69" draw:start-glue-point="1" draw:end-shape="id70" draw:end-glue-point="3" svg:d="M17225 6356h4973" svg:viewBox="0 0 4974 1">
            <text:p/>
          </draw:connector>
          <draw:connector draw:style-name="gr37" draw:text-style-name="P16" draw:layer="layout" draw:type="curve" svg:x1="17.225cm" svg:y1="7.156cm" svg:x2="22.198cm" svg:y2="9.656cm" draw:start-shape="id71" draw:start-glue-point="1" draw:end-shape="id72" draw:end-glue-point="3" svg:d="M17225 7156c3729 0 1243 2500 4973 2500" svg:viewBox="0 0 4974 2501">
            <text:p/>
          </draw:connector>
          <draw:connector draw:style-name="gr37" draw:text-style-name="P16" draw:layer="layout" draw:type="curve" svg:x1="17.225cm" svg:y1="8.656cm" svg:x2="22.053cm" svg:y2="12.809cm" draw:start-shape="id73" draw:start-glue-point="1" draw:end-shape="id74" draw:end-glue-point="3" svg:d="M17225 8656c3621 0 1207 4153 4828 4153" svg:viewBox="0 0 4829 4154">
            <text:p/>
          </draw:connector>
          <draw:frame draw:style-name="standard" draw:layer="layout" svg:width="2.484cm" svg:height="3.13cm" svg:x="14.788cm" svg:y="5.9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35.svm" xlink:type="simple" xlink:show="embed" xlink:actuate="onLoad"/>
          </draw:frame>
          <draw:custom-shape draw:style-name="gr40" draw:text-style-name="P25" draw:layer="layout" svg:width="0.127cm" svg:height="0.254cm" svg:x="17.081cm" svg:y="6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8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8.5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14.766cm" svg:y="5.9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meli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ex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36.svm" xlink:type="simple" xlink:show="embed" xlink:actuate="onLoad"/>
          </draw:frame>
          <draw:custom-shape draw:style-name="gr40" draw:text-style-name="P25" draw:layer="layout" svg:width="0.127cm" svg:height="0.254cm" svg:x="17.081cm" svg:y="6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8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8.5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14.766cm" svg:y="9.1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rth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be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</table:table>
            <draw:image xlink:href="Pictures/TablePreview37.svm" xlink:type="simple" xlink:show="embed" xlink:actuate="onLoad"/>
          </draw:frame>
          <draw:custom-shape draw:style-name="gr40" draw:text-style-name="P25" draw:layer="layout" svg:width="0.127cm" svg:height="0.254cm" svg:x="17.064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64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1" draw:id="id81" draw:layer="layout" svg:width="0.127cm" svg:height="0.254cm" svg:x="17.064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64cm" svg:y="8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9.4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0.2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1.0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1.7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9.4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0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7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9.4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0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7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5" draw:id="id75" draw:layer="layout" svg:width="0.127cm" svg:height="0.254cm" svg:x="17.064cm" svg:y="9.4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6" draw:id="id76" draw:layer="layout" svg:width="0.127cm" svg:height="0.254cm" svg:x="17.064cm" svg:y="10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7" draw:id="id77" draw:layer="layout" svg:width="0.127cm" svg:height="0.254cm" svg:x="17.064cm" svg:y="11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8" draw:id="id78" draw:layer="layout" svg:width="0.127cm" svg:height="0.254cm" svg:x="17.064cm" svg:y="11.7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2" draw:id="id72" draw:layer="layout" svg:width="0.127cm" svg:height="0.254cm" svg:x="22.198cm" svg:y="9.5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0.3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1.1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1.829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191cm" svg:y1="9.558cm" svg:x2="22.053cm" svg:y2="12.809cm" draw:start-shape="id75" draw:start-glue-point="1" draw:end-shape="id74" draw:end-glue-point="3" svg:d="M17191 9558c3646 0 1216 3251 4862 3251" svg:viewBox="0 0 4863 3252">
            <text:p/>
          </draw:connector>
          <draw:connector draw:style-name="gr37" draw:text-style-name="P16" draw:layer="layout" draw:type="curve" svg:x1="17.191cm" svg:y1="10.358cm" svg:x2="22.053cm" svg:y2="12.809cm" draw:start-shape="id76" draw:start-glue-point="1" draw:end-shape="id74" draw:end-glue-point="3" svg:d="M17191 10358c3646 0 1216 2451 4862 2451" svg:viewBox="0 0 4863 2452">
            <text:p/>
          </draw:connector>
          <draw:connector draw:style-name="gr37" draw:text-style-name="P16" draw:layer="layout" draw:type="curve" svg:x1="17.191cm" svg:y1="11.158cm" svg:x2="22.053cm" svg:y2="12.809cm" draw:start-shape="id77" draw:start-glue-point="1" draw:end-shape="id74" draw:end-glue-point="3" svg:d="M17191 11158c3646 0 1216 1651 4862 1651" svg:viewBox="0 0 4863 1652">
            <text:p/>
          </draw:connector>
          <draw:connector draw:style-name="gr37" draw:text-style-name="P16" draw:layer="layout" draw:type="curve" svg:x1="17.191cm" svg:y1="11.858cm" svg:x2="22.053cm" svg:y2="12.809cm" draw:start-shape="id78" draw:start-glue-point="1" draw:end-shape="id74" draw:end-glue-point="3" svg:d="M17191 11858c3646 0 1216 951 4862 951" svg:viewBox="0 0 4863 952">
            <text:p/>
          </draw:connector>
          <draw:frame draw:style-name="standard" draw:layer="layout" svg:width="2.435cm" svg:height="3.131cm" svg:x="14.836cm" svg:y="13.078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ed</text:span></text:p>
                </table:table-cell>
              </table:table-row>
            </table:table>
            <draw:image xlink:href="Pictures/TablePreview38.svm" xlink:type="simple" xlink:show="embed" xlink:actuate="onLoad"/>
          </draw:frame>
          <draw:frame draw:style-name="gr34" draw:text-style-name="P29" draw:layer="layout" svg:width="0.908cm" svg:height="0.755cm" svg:x="15.632cm" svg:y="12.287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17.098cm" svg:y="13.3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4.1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4.9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5.6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3.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1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9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5.6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3.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1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9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5.6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4" draw:id="id84" draw:layer="layout" svg:width="0.127cm" svg:height="0.254cm" svg:x="17.064cm" svg:y="13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3" draw:id="id83" draw:layer="layout" svg:width="0.127cm" svg:height="0.254cm" svg:x="17.064cm" svg:y="14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2" draw:id="id82" draw:layer="layout" svg:width="0.127cm" svg:height="0.254cm" svg:x="17.064cm" svg:y="14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9" draw:id="id79" draw:layer="layout" svg:width="0.127cm" svg:height="0.254cm" svg:x="17.064cm" svg:y="15.6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0" draw:id="id80" draw:layer="layout" svg:width="0.127cm" svg:height="0.254cm" svg:x="22.198cm" svg:y="13.5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4.3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5.1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5.829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191cm" svg:y1="15.758cm" svg:x2="22.198cm" svg:y2="13.656cm" draw:start-shape="id79" draw:start-glue-point="1" draw:end-shape="id80" draw:end-glue-point="3" svg:d="M17191 15758c3754 0 1251-2102 5007-2102" svg:viewBox="0 0 5008 2103">
            <text:p/>
          </draw:connector>
          <draw:custom-shape draw:style-name="gr43" draw:text-style-name="P30" xml:id="id74" draw:id="id74" draw:layer="layout" svg:width="0.254cm" svg:height="0.508cm" svg:x="22.053cm" svg:y="12.555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191cm" svg:y1="7.958cm" svg:x2="22.053cm" svg:y2="12.809cm" draw:start-shape="id81" draw:start-glue-point="1" draw:end-shape="id74" draw:end-glue-point="3" svg:d="M17191 7958c3646 0 1216 4851 4862 4851" svg:viewBox="0 0 4863 4852">
            <text:p/>
          </draw:connector>
          <draw:connector draw:style-name="gr37" draw:text-style-name="P16" draw:layer="layout" draw:type="curve" draw:line-skew="0.174cm" svg:x1="17.191cm" svg:y1="15.058cm" svg:x2="22.053cm" svg:y2="12.809cm" draw:start-shape="id82" draw:start-glue-point="1" draw:end-shape="id74" draw:end-glue-point="3" svg:d="M17191 15058c3907 0 1477-2249 4862-2249" svg:viewBox="0 0 4863 2250">
            <text:p/>
          </draw:connector>
          <draw:connector draw:style-name="gr37" draw:text-style-name="P16" draw:layer="layout" draw:type="curve" svg:x1="17.191cm" svg:y1="14.258cm" svg:x2="22.053cm" svg:y2="12.809cm" draw:start-shape="id83" draw:start-glue-point="1" draw:end-shape="id74" draw:end-glue-point="3" svg:d="M17191 14258c3646 0 1216-1449 4862-1449" svg:viewBox="0 0 4863 1450">
            <text:p/>
          </draw:connector>
          <draw:connector draw:style-name="gr37" draw:text-style-name="P16" draw:layer="layout" draw:type="curve" svg:x1="17.191cm" svg:y1="13.458cm" svg:x2="22.053cm" svg:y2="12.809cm" draw:start-shape="id84" draw:start-glue-point="1" draw:end-shape="id74" draw:end-glue-point="3" svg:d="M17191 13458c3646 0 1216-649 4862-649" svg:viewBox="0 0 4863 650">
            <text:p/>
          </draw:connector>
        </draw:g>
      </draw:page>
      <draw:page draw:name="page6" draw:style-name="dp1" draw:master-page-name="Default">
        <draw:g>
          <draw:frame draw:style-name="standard" draw:layer="layout" svg:width="4.893cm" svg:height="3.059cm" svg:x="23.36cm" svg:y="6.871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jack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melia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amelia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ben</text:p>
                </table:table-cell>
              </table:table-row>
            </table:table>
            <draw:image xlink:href="Pictures/TablePreview39.svm" xlink:type="simple" xlink:show="embed" xlink:actuate="onLoad"/>
          </draw:frame>
          <draw:frame draw:style-name="standard" draw:layer="layout" svg:width="4.897cm" svg:height="3.059cm" svg:x="23.358cm" svg:y="10.893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edgar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2381</text:span></text:p>
                </table:table-cell>
                <table:table-cell>
                  <text:p text:style-name="P16"><text:span text:style-name="T7">fr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871</text:span></text:p>
                </table:table-cell>
                <table:table-cell>
                  <text:p text:style-name="P16"><text:span text:style-name="T7">helga</text:span></text:p>
                </table:table-cell>
              </table:table-row>
            </table:table>
            <draw:image xlink:href="Pictures/TablePreview40.svm" xlink:type="simple" xlink:show="embed" xlink:actuate="onLoad"/>
          </draw:frame>
          <draw:frame draw:style-name="standard" draw:layer="layout" svg:width="4.897cm" svg:height="3.059cm" svg:x="23.358cm" svg:y="3.549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carl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lois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mary</text:span></text:p>
                </table:table-cell>
              </table:table-row>
            </table:table>
            <draw:image xlink:href="Pictures/TablePreview41.svm" xlink:type="simple" xlink:show="embed" xlink:actuate="onLoad"/>
          </draw:frame>
          <draw:frame draw:style-name="gr34" draw:text-style-name="P29" draw:layer="layout" svg:width="0.908cm" svg:height="0.755cm" svg:x="25.352cm" svg:y="10.073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16.025cm" svg:y="3.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42.svm" xlink:type="simple" xlink:show="embed" xlink:actuate="onLoad"/>
          </draw:frame>
          <draw:custom-shape draw:style-name="gr40" draw:text-style-name="P25" xml:id="id89" draw:id="id89" draw:layer="layout" svg:width="0.127cm" svg:height="0.254cm" svg:x="23.418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6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5" draw:id="id85" draw:layer="layout" svg:width="0.127cm" svg:height="0.254cm" svg:x="18.318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7" draw:id="id87" draw:layer="layout" svg:width="0.127cm" svg:height="0.254cm" svg:x="18.318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6.1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8.445cm" svg:y1="3.943cm" svg:x2="20.558cm" svg:y2="4.302cm" draw:start-shape="id85" draw:start-glue-point="1" draw:end-shape="id86" draw:end-glue-point="3" svg:d="M18445 3943c1584 0 528 359 2113 359" svg:viewBox="0 0 2114 360">
            <text:p/>
          </draw:connector>
          <draw:connector draw:style-name="gr37" draw:text-style-name="P16" draw:layer="layout" draw:type="curve" svg:x1="18.445cm" svg:y1="5.543cm" svg:x2="20.558cm" svg:y2="7.477cm" draw:start-shape="id87" draw:start-glue-point="1" draw:end-shape="id88" draw:end-glue-point="3" svg:d="M18445 5543c1584 0 528 1934 2113 1934" svg:viewBox="0 0 2114 1935">
            <text:p/>
          </draw:connector>
          <draw:frame draw:style-name="standard" draw:layer="layout" svg:width="2.484cm" svg:height="3.13cm" svg:x="16.008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43.svm" xlink:type="simple" xlink:show="embed" xlink:actuate="onLoad"/>
          </draw:frame>
          <draw:custom-shape draw:style-name="gr40" draw:text-style-name="P25" draw:layer="layout" svg:width="0.127cm" svg:height="0.254cm" svg:x="18.301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15.986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meli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ice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nna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lex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44.svm" xlink:type="simple" xlink:show="embed" xlink:actuate="onLoad"/>
          </draw:frame>
          <draw:custom-shape draw:style-name="gr40" draw:text-style-name="P25" draw:layer="layout" svg:width="0.127cm" svg:height="0.254cm" svg:x="18.301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15.986cm" svg:y="6.69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rth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be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</table:table>
            <draw:image xlink:href="Pictures/TablePreview45.svm" xlink:type="simple" xlink:show="embed" xlink:actuate="onLoad"/>
          </draw:frame>
          <draw:custom-shape draw:style-name="gr40" draw:text-style-name="P25" draw:layer="layout" svg:width="0.127cm" svg:height="0.254cm" svg:x="18.284cm" svg:y="3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4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5.4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6.1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7.0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7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8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9.3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7.0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7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8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9.3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7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1" draw:id="id91" draw:layer="layout" svg:width="0.127cm" svg:height="0.254cm" svg:x="23.418cm" svg:y="7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3" draw:id="id93" draw:layer="layout" svg:width="0.127cm" svg:height="0.254cm" svg:x="23.418cm" svg:y="8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9.416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35cm" svg:height="3.131cm" svg:x="16.056cm" svg:y="10.665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yar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yanis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xande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ed</text:span></text:p>
                </table:table-cell>
              </table:table-row>
            </table:table>
            <draw:image xlink:href="Pictures/TablePreview46.svm" xlink:type="simple" xlink:show="embed" xlink:actuate="onLoad"/>
          </draw:frame>
          <draw:frame draw:style-name="gr34" draw:text-style-name="P29" draw:layer="layout" svg:width="0.908cm" svg:height="0.755cm" svg:x="16.852cm" svg:y="9.874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18.318cm" svg:y="10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11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12.5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13.2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0.9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1.7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2.5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3.2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4" draw:id="id94" draw:layer="layout" svg:width="0.127cm" svg:height="0.254cm" svg:x="23.418cm" svg:y="11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11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12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13.41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86" draw:id="id86" draw:layer="layout" svg:width="0.762cm" svg:height="0.762cm" svg:x="20.558cm" svg:y="3.92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88" draw:id="id88" draw:layer="layout" svg:width="0.762cm" svg:height="0.762cm" svg:x="20.558cm" svg:y="7.09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90" draw:id="id90" draw:layer="layout" svg:width="0.762cm" svg:height="0.762cm" svg:x="20.558cm" svg:y="4.68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92" draw:id="id92" draw:layer="layout" svg:width="0.762cm" svg:height="0.762cm" svg:x="20.558cm" svg:y="5.445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21.32cm" svg:y1="4.302cm" svg:x2="23.418cm" svg:y2="3.943cm" draw:start-shape="id86" draw:start-glue-point="1" draw:end-shape="id89" draw:end-glue-point="3" svg:d="M21320 4302c1573 0 525-359 2098-359" svg:viewBox="0 0 2099 360">
            <text:p/>
          </draw:connector>
          <draw:connector draw:style-name="gr37" draw:text-style-name="P16" draw:layer="layout" draw:type="curve" svg:x1="21.32cm" svg:y1="5.064cm" svg:x2="23.418cm" svg:y2="8.043cm" draw:start-shape="id90" draw:start-glue-point="1" draw:end-shape="id91" draw:end-glue-point="3" svg:d="M21320 5064c1573 0 525 2979 2098 2979" svg:viewBox="0 0 2099 2980">
            <text:p/>
          </draw:connector>
          <draw:connector draw:style-name="gr37" draw:text-style-name="P16" draw:layer="layout" draw:type="curve" svg:x1="21.32cm" svg:y1="5.826cm" svg:x2="23.418cm" svg:y2="8.843cm" draw:start-shape="id92" draw:start-glue-point="1" draw:end-shape="id93" draw:end-glue-point="3" svg:d="M21320 5826c1573 0 525 3017 2098 3017" svg:viewBox="0 0 2099 3018">
            <text:p/>
          </draw:connector>
          <draw:connector draw:style-name="gr37" draw:text-style-name="P16" draw:layer="layout" draw:type="curve" svg:x1="21.32cm" svg:y1="7.477cm" svg:x2="23.418cm" svg:y2="11.243cm" draw:start-shape="id88" draw:start-glue-point="1" draw:end-shape="id94" draw:end-glue-point="3" svg:d="M21320 7477c1573 0 525 3766 2098 3766" svg:viewBox="0 0 2099 3767">
            <text:p/>
          </draw:connector>
        </draw:g>
        <draw:g>
          <draw:frame draw:style-name="standard" draw:layer="layout" svg:width="4.893cm" svg:height="3.059cm" svg:x="4.945cm" svg:y="6.871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230</text:span></text:p>
                </table:table-cell>
                <table:table-cell>
                  <text:p text:style-name="P28">anna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1234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6123</text:p>
                </table:table-cell>
                <table:table-cell>
                  <text:p text:style-name="P28">arthur</text:p>
                </table:table-cell>
              </table:table-row>
            </table:table>
            <draw:image xlink:href="Pictures/TablePreview47.svm" xlink:type="simple" xlink:show="embed" xlink:actuate="onLoad"/>
          </draw:frame>
          <draw:frame draw:style-name="standard" draw:layer="layout" svg:width="4.897cm" svg:height="3.059cm" svg:x="4.943cm" svg:y="10.893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90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1243</text:span></text:p>
                </table:table-cell>
                <table:table-cell>
                  <text:p text:style-name="P16"><text:span text:style-name="T7">z</text:span><text:span text:style-name="T7">e</text:span><text:span text:style-name="T7">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8357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568</text:span></text:p>
                </table:table-cell>
                <table:table-cell>
                  <text:p text:style-name="P16"><text:span text:style-name="T7">ze</text:span><text:span text:style-name="T7">d</text:span></text:p>
                </table:table-cell>
              </table:table-row>
            </table:table>
            <draw:image xlink:href="Pictures/TablePreview48.svm" xlink:type="simple" xlink:show="embed" xlink:actuate="onLoad"/>
          </draw:frame>
          <draw:frame draw:style-name="standard" draw:layer="layout" svg:width="4.897cm" svg:height="3.059cm" svg:x="4.943cm" svg:y="3.549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3</text:span><text:span text:style-name="T7">2</text:span></text:p>
                </table:table-cell>
                <table:table-cell>
                  <text:p text:style-name="P16"><text:span text:style-name="T7">a</text:span><text:span text:style-name="T7">m</text:span><text:span text:style-name="T7">eli</text:span><text:span text:style-name="T7">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3</text:span><text:span text:style-name="T7">4</text:span></text:p>
                </table:table-cell>
                <table:table-cell>
                  <text:p text:style-name="P16"><text:span text:style-name="T7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5</text:span></text:p>
                </table:table-cell>
                <table:table-cell>
                  <text:p text:style-name="P16"><text:span text:style-name="T7">an</text:span><text:span text:style-name="T7">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1</text:span><text:span text:style-name="T7">23</text:span></text:p>
                </table:table-cell>
                <table:table-cell>
                  <text:p text:style-name="P16"><text:span text:style-name="T7">an</text:span><text:span text:style-name="T7">na</text:span></text:p>
                </table:table-cell>
              </table:table-row>
            </table:table>
            <draw:image xlink:href="Pictures/TablePreview49.svm" xlink:type="simple" xlink:show="embed" xlink:actuate="onLoad"/>
          </draw:frame>
          <draw:frame draw:style-name="gr34" draw:text-style-name="P29" draw:layer="layout" svg:width="0.908cm" svg:height="0.755cm" svg:x="6.937cm" svg:y="10.073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-2.39cm" svg:y="3.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50.svm" xlink:type="simple" xlink:show="embed" xlink:actuate="onLoad"/>
          </draw:frame>
          <draw:custom-shape draw:style-name="gr40" draw:text-style-name="P25" xml:id="id106" draw:id="id106" draw:layer="layout" svg:width="0.127cm" svg:height="0.254cm" svg:x="5.003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8" draw:id="id108" draw:layer="layout" svg:width="0.127cm" svg:height="0.254cm" svg:x="5.003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1" draw:id="id101" draw:layer="layout" svg:width="0.127cm" svg:height="0.254cm" svg:x="5.003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6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5" draw:id="id95" draw:layer="layout" svg:width="0.127cm" svg:height="0.254cm" svg:x="-0.097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7" draw:id="id97" draw:layer="layout" svg:width="0.127cm" svg:height="0.254cm" svg:x="-0.097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8" draw:id="id98" draw:layer="layout" svg:width="0.127cm" svg:height="0.254cm" svg:x="-0.097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0" draw:id="id100" draw:layer="layout" svg:width="0.127cm" svg:height="0.254cm" svg:x="-0.097cm" svg:y="6.1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0.03cm" svg:y1="3.943cm" svg:x2="4.858cm" svg:y2="10.396cm" draw:start-shape="id95" draw:start-glue-point="1" draw:end-shape="id96" draw:end-glue-point="3" svg:d="M30 3943c3621 0 1207 6453 4828 6453" svg:viewBox="0 0 4829 6454">
            <text:p/>
          </draw:connector>
          <draw:connector draw:style-name="gr37" draw:text-style-name="P16" draw:layer="layout" draw:type="curve" svg:x1="0.03cm" svg:y1="4.743cm" svg:x2="4.858cm" svg:y2="10.396cm" draw:start-shape="id97" draw:start-glue-point="1" draw:end-shape="id96" draw:end-glue-point="3" svg:d="M30 4743c3621 0 1207 5653 4828 5653" svg:viewBox="0 0 4829 5654">
            <text:p/>
          </draw:connector>
          <draw:connector draw:style-name="gr37" draw:text-style-name="P16" draw:layer="layout" draw:type="curve" svg:x1="0.03cm" svg:y1="5.543cm" svg:x2="5.003cm" svg:y2="8.043cm" draw:start-shape="id98" draw:start-glue-point="1" draw:end-shape="id99" draw:end-glue-point="3" svg:d="M30 5543c3729 0 1243 2500 4973 2500" svg:viewBox="0 0 4974 2501">
            <text:p/>
          </draw:connector>
          <draw:connector draw:style-name="gr37" draw:text-style-name="P16" draw:layer="layout" draw:type="curve" svg:x1="0.03cm" svg:y1="6.243cm" svg:x2="5.003cm" svg:y2="5.543cm" draw:start-shape="id100" draw:start-glue-point="1" draw:end-shape="id101" draw:end-glue-point="3" svg:d="M30 6243c3729 0 1243-700 4973-700" svg:viewBox="0 0 4974 701">
            <text:p/>
          </draw:connector>
          <draw:frame draw:style-name="standard" draw:layer="layout" svg:width="2.484cm" svg:height="3.13cm" svg:x="-2.407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51.svm" xlink:type="simple" xlink:show="embed" xlink:actuate="onLoad"/>
          </draw:frame>
          <draw:custom-shape draw:style-name="gr40" draw:text-style-name="P25" draw:layer="layout" svg:width="0.127cm" svg:height="0.254cm" svg:x="-0.114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-2.429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2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45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52.svm" xlink:type="simple" xlink:show="embed" xlink:actuate="onLoad"/>
          </draw:frame>
          <draw:custom-shape draw:style-name="gr40" draw:text-style-name="P25" draw:layer="layout" svg:width="0.127cm" svg:height="0.254cm" svg:x="-0.114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429cm" svg:y="6.69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90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0</text:span><text:span text:style-name="T7">4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3</text:span><text:span text:style-name="T7">2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23</text:span><text:span text:style-name="T7">4</text:span></text:p>
                </table:table-cell>
              </table:table-row>
            </table:table>
            <draw:image xlink:href="Pictures/TablePreview53.svm" xlink:type="simple" xlink:show="embed" xlink:actuate="onLoad"/>
          </draw:frame>
          <draw:custom-shape draw:style-name="gr40" draw:text-style-name="P25" draw:layer="layout" svg:width="0.127cm" svg:height="0.254cm" svg:x="-0.131cm" svg:y="3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31cm" svg:y="4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31cm" svg:y="5.4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31cm" svg:y="6.1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7.0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7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8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9.3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2" draw:id="id102" draw:layer="layout" svg:width="0.127cm" svg:height="0.254cm" svg:x="-0.131cm" svg:y="7.0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4" draw:id="id104" draw:layer="layout" svg:width="0.127cm" svg:height="0.254cm" svg:x="-0.131cm" svg:y="7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5" draw:id="id105" draw:layer="layout" svg:width="0.127cm" svg:height="0.254cm" svg:x="-0.131cm" svg:y="8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7" draw:id="id107" draw:layer="layout" svg:width="0.127cm" svg:height="0.254cm" svg:x="-0.131cm" svg:y="9.3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7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9" draw:id="id99" draw:layer="layout" svg:width="0.127cm" svg:height="0.254cm" svg:x="5.003cm" svg:y="7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8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3" draw:id="id113" draw:layer="layout" svg:width="0.127cm" svg:height="0.254cm" svg:x="5.003cm" svg:y="9.4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04cm" svg:y1="7.145cm" svg:x2="5.003cm" svg:y2="11.243cm" draw:start-shape="id102" draw:start-glue-point="1" draw:end-shape="id103" draw:end-glue-point="3" svg:d="M-4 7145c3754 0 1251 4098 5007 4098" svg:viewBox="0 0 5008 4099">
            <text:p/>
          </draw:connector>
          <draw:connector draw:style-name="gr37" draw:text-style-name="P16" draw:layer="layout" draw:type="curve" svg:x1="-0.004cm" svg:y1="7.945cm" svg:x2="4.858cm" svg:y2="10.396cm" draw:start-shape="id104" draw:start-glue-point="1" draw:end-shape="id96" draw:end-glue-point="3" svg:d="M-4 7945c3646 0 1216 2451 4862 2451" svg:viewBox="0 0 4863 2452">
            <text:p/>
          </draw:connector>
          <draw:connector draw:style-name="gr37" draw:text-style-name="P16" draw:layer="layout" draw:type="curve" svg:x1="-0.004cm" svg:y1="8.745cm" svg:x2="5.003cm" svg:y2="3.943cm" draw:start-shape="id105" draw:start-glue-point="1" draw:end-shape="id106" draw:end-glue-point="3" svg:d="M-4 8745c3754 0 1251-4802 5007-4802" svg:viewBox="0 0 5008 4803">
            <text:p/>
          </draw:connector>
          <draw:connector draw:style-name="gr37" draw:text-style-name="P16" draw:layer="layout" draw:type="curve" svg:x1="-0.004cm" svg:y1="9.445cm" svg:x2="5.003cm" svg:y2="4.743cm" draw:start-shape="id107" draw:start-glue-point="1" draw:end-shape="id108" draw:end-glue-point="3" svg:d="M-4 9445c3754 0 1251-4702 5007-4702" svg:viewBox="0 0 5008 4703">
            <text:p/>
          </draw:connector>
          <draw:frame draw:style-name="standard" draw:layer="layout" svg:width="2.435cm" svg:height="3.131cm" svg:x="-2.359cm" svg:y="10.665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15093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9877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1223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6123</text:span></text:p>
                </table:table-cell>
              </table:table-row>
            </table:table>
            <draw:image xlink:href="Pictures/TablePreview54.svm" xlink:type="simple" xlink:show="embed" xlink:actuate="onLoad"/>
          </draw:frame>
          <draw:frame draw:style-name="gr34" draw:text-style-name="P29" draw:layer="layout" svg:width="0.908cm" svg:height="0.755cm" svg:x="-1.563cm" svg:y="9.874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-0.097cm" svg:y="10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11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12.5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13.2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9" draw:id="id109" draw:layer="layout" svg:width="0.127cm" svg:height="0.254cm" svg:x="-0.131cm" svg:y="10.9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0" draw:id="id110" draw:layer="layout" svg:width="0.127cm" svg:height="0.254cm" svg:x="-0.131cm" svg:y="11.7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1" draw:id="id111" draw:layer="layout" svg:width="0.127cm" svg:height="0.254cm" svg:x="-0.131cm" svg:y="12.5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2" draw:id="id112" draw:layer="layout" svg:width="0.127cm" svg:height="0.254cm" svg:x="-0.131cm" svg:y="13.218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04cm" svg:y1="11.045cm" svg:x2="4.858cm" svg:y2="10.396cm" draw:start-shape="id109" draw:start-glue-point="1" draw:end-shape="id96" draw:end-glue-point="3" svg:d="M-4 11045c3646 0 1216-649 4862-649" svg:viewBox="0 0 4863 650">
            <text:p/>
          </draw:connector>
          <draw:custom-shape draw:style-name="gr40" draw:text-style-name="P25" xml:id="id103" draw:id="id103" draw:layer="layout" svg:width="0.127cm" svg:height="0.254cm" svg:x="5.003cm" svg:y="11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11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12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13.4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04cm" svg:y1="11.845cm" svg:x2="4.858cm" svg:y2="10.396cm" draw:start-shape="id110" draw:start-glue-point="1" draw:end-shape="id96" draw:end-glue-point="3" svg:d="M-4 11845c3646 0 1216-1449 4862-1449" svg:viewBox="0 0 4863 1450">
            <text:p/>
          </draw:connector>
          <draw:connector draw:style-name="gr37" draw:text-style-name="P16" draw:layer="layout" draw:type="curve" svg:x1="-0.004cm" svg:y1="12.645cm" svg:x2="4.858cm" svg:y2="10.396cm" draw:start-shape="id111" draw:start-glue-point="1" draw:end-shape="id96" draw:end-glue-point="3" svg:d="M-4 12645c3646 0 1216-2249 4862-2249" svg:viewBox="0 0 4863 2250">
            <text:p/>
          </draw:connector>
          <draw:connector draw:style-name="gr37" draw:text-style-name="P16" draw:layer="layout" draw:type="curve" svg:x1="-0.004cm" svg:y1="13.345cm" svg:x2="5.003cm" svg:y2="9.543cm" draw:start-shape="id112" draw:start-glue-point="1" draw:end-shape="id113" draw:end-glue-point="3" svg:d="M-4 13345c3754 0 1251-3802 5007-3802" svg:viewBox="0 0 5008 3803">
            <text:p/>
          </draw:connector>
          <draw:custom-shape draw:style-name="gr43" draw:text-style-name="P30" xml:id="id96" draw:id="id96" draw:layer="layout" svg:width="0.254cm" svg:height="0.508cm" svg:x="4.858cm" svg:y="10.142cm">
            <text:p/>
            <draw:enhanced-geometry svg:viewBox="0 0 21600 21600" draw:type="rectangle" draw:enhanced-path="M 0 0 L 21600 0 21600 21600 0 21600 0 0 Z N"/>
          </draw:custom-shape>
        </draw:g>
        <draw:frame draw:style-name="gr46" draw:text-style-name="P32" draw:layer="layout" svg:width="8.346cm" svg:height="0.718cm" svg:x="-0.468cm" svg:y="1.911cm">
          <draw:text-box>
            <text:p><text:span text:style-name="T11">Second</text:span><text:span text:style-name="T11">ary </text:span><text:span text:style-name="T11">sparse </text:span><text:span text:style-name="T11">index to </text:span><text:span text:style-name="T11">key field</text:span></text:p>
          </draw:text-box>
        </draw:frame>
        <draw:frame draw:style-name="gr46" draw:text-style-name="P32" draw:layer="layout" svg:width="9.337cm" svg:height="0.718cm" svg:x="17.452cm" svg:y="1.911cm">
          <draw:text-box>
            <text:p><text:span text:style-name="T11">Second</text:span><text:span text:style-name="T11">ary </text:span><text:span text:style-name="T11">sparse </text:span><text:span text:style-name="T11">index to </text:span><text:span text:style-name="T11">non-key </text:span><text:span text:style-name="T11">fiel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niversalis ADF Std Cond" svg:font-family="'Universalis ADF Std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f79448" draw:end-color="#d4711a" draw:start-intensity="100%" draw:end-intensity="100%" draw:angle="300" draw:border="0%"/>
    <draw:gradient draw:name="Gradient_20_13" draw:display-name="Gradient 13" draw:style="linear" draw:start-color="#000000" draw:end-color="#808080" draw:start-intensity="100%" draw:end-intensity="100%" draw:angle="300" draw:border="0%"/>
    <draw:gradient draw:name="Gradient_20_14" draw:display-name="Gradient 14" draw:style="linear" draw:start-color="#000000" draw:end-color="#808080" draw:start-intensity="100%" draw:end-intensity="100%" draw:angle="300" draw:border="0%"/>
    <draw:gradient draw:name="Gradient_20_2" draw:display-name="Gradient 2" draw:style="linear" draw:start-color="#f79448" draw:end-color="#d4711a" draw:start-intensity="100%" draw:end-intensity="100%" draw:angle="300" draw:border="0%"/>
    <draw:gradient draw:name="Gradient_20_3" draw:display-name="Gradient 3" draw:style="linear" draw:start-color="#f79448" draw:end-color="#d4711a" draw:start-intensity="100%" draw:end-intensity="100%" draw:angle="300" draw:border="0%"/>
    <draw:gradient draw:name="Gradient_20_4" draw:display-name="Gradient 4" draw:style="linear" draw:start-color="#f79448" draw:end-color="#d4711a" draw:start-intensity="100%" draw:end-intensity="100%" draw:angle="300" draw:border="0%"/>
    <draw:gradient draw:name="Gradient_20_5" draw:display-name="Gradient 5" draw:style="linear" draw:start-color="#f79448" draw:end-color="#d4711a" draw:start-intensity="100%" draw:end-intensity="100%" draw:angle="300" draw:border="0%"/>
    <draw:gradient draw:name="Gradient_20_6" draw:display-name="Gradient 6" draw:style="linear" draw:start-color="#f79448" draw:end-color="#d4711a" draw:start-intensity="100%" draw:end-intensity="100%" draw:angle="300" draw:border="0%"/>
    <draw:gradient draw:name="Gradient_20_7" draw:display-name="Gradient 7" draw:style="linear" draw:start-color="#f79448" draw:end-color="#d4711a" draw:start-intensity="100%" draw:end-intensity="100%" draw:angle="300" draw:border="0%"/>
    <draw:gradient draw:name="Gradient_20_8" draw:display-name="Gradient 8" draw:style="linear" draw:start-color="#f79448" draw:end-color="#d4711a" draw:start-intensity="100%" draw:end-intensity="100%" draw:angle="300" draw:border="0%"/>
    <draw:gradient draw:name="Gradient_20_9" draw:display-name="Gradient 9" draw:style="linear" draw:start-color="#f79448" draw:end-color="#d4711a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00:41:37.686517918</meta:creation-date>
    <meta:editing-duration>PT3M32S</meta:editing-duration>
    <meta:editing-cycles>3</meta:editing-cycles>
    <meta:generator>LibreOffice/6.0.1.1$Linux_X86_64 LibreOffice_project/00m0$Build-1</meta:generator>
    <dc:date>2018-02-27T23:31:28.240135770</dc:date>
    <meta:document-statistic meta:object-count="567"/>
  </office:meta>
</office:document-meta>
</file>